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size="15pt" style:font-size-asian="15pt" style:font-size-complex="15pt"/>
    </style:style>
    <style:style style:name="ce21" style:family="table-cell" style:parent-style-name="Default">
      <style:text-properties fo:font-size="15pt" style:font-size-asian="15pt" style:font-size-complex="15pt"/>
    </style:style>
    <style:style style:name="ce18"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fo:wrap-option="wrap"/>
      <style:paragraph-properties fo:text-align="start" fo:margin-left="0in"/>
    </style:style>
    <style:style style:name="ce6" style:family="table-cell" style:parent-style-name="Default">
      <style:text-properties style:font-name="Liberation Serif" style:font-name-complex="Noto Sans Arabic"/>
    </style:style>
    <style:style style:name="ce8"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start" fo:margin-left="0in"/>
      <style:text-properties style:font-name="Liberation Serif" style:font-name-complex="Noto Sans Arabic"/>
    </style:style>
    <style:style style:name="ce11" style:family="table-cell" style:parent-style-name="Footnote">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12" style:family="table-cell" style:parent-style-name="Default">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16" style:family="table-cell" style:parent-style-name="Footnote">
      <style:table-cell-properties fo:wrap-option="wrap"/>
      <style:text-properties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29"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30" style:family="table-cell" style:parent-style-name="Footnote">
      <style:table-cell-properties style:text-align-source="fix" style:repeat-content="false" fo:wrap-option="wrap"/>
      <style:paragraph-properties fo:text-align="start" fo:margin-left="0in"/>
    </style:style>
    <style:style style:name="ce34"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27" style:family="table-cell" style:parent-style-name="Default">
      <style:table-cell-properties fo:wrap-option="wrap"/>
    </style:style>
    <style:style style:name="ce31" style:family="table-cell" style:parent-style-name="Default">
      <style:table-cell-properties fo:wrap-option="wrap"/>
      <style:text-properties fo:font-size="15pt" style:font-size-asian="15pt" style:font-size-complex="15pt"/>
    </style:style>
    <style:style style:name="ce32" style:family="table-cell" style:parent-style-name="Default">
      <style:text-properties fo:font-size="15pt" style:font-size-asian="15pt" style:font-size-complex="15pt"/>
    </style:style>
    <style:style style:name="ce3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35" style:family="table-cell" style:parent-style-name="Default">
      <style:table-cell-properties style:text-align-source="fix" style:repeat-content="false"/>
      <style:paragraph-properties fo:text-align="start" fo:margin-left="0in"/>
    </style:style>
    <style:style style:name="ce36" style:family="table-cell" style:parent-style-name="Default">
      <style:text-properties style:font-name="Liberation Serif" style:font-name-complex="Noto Sans Arabic"/>
    </style:style>
    <style:style style:name="ce37" style:family="table-cell" style:parent-style-name="Default">
      <style:table-cell-properties style:text-align-source="fix" style:repeat-content="false" fo:wrap-option="wrap"/>
      <style:paragraph-properties fo:text-align="start" fo:margin-left="0in"/>
    </style:style>
    <style:style style:name="ce38"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start" fo:margin-left="0in"/>
      <style:text-properties style:font-name="Liberation Serif" style:font-name-complex="Noto Sans Arabic"/>
    </style:style>
    <style:style style:name="ce40"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41" style:family="table-cell" style:parent-style-name="Footnote">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42" style:family="table-cell" style:parent-style-name="Default">
      <style:table-cell-properties style:text-align-source="fix" style:repeat-content="false" fo:wrap-option="wrap"/>
      <style:paragraph-properties fo:text-align="start" fo:margin-left="0in"/>
      <style:text-properties fo:font-style="italic" fo:font-weight="normal" style:font-style-asian="italic" style:font-weight-asian="normal" style:font-style-complex="italic" style:font-weight-complex="normal"/>
    </style:style>
    <style:style style:name="ce43" style:family="table-cell" style:parent-style-name="Footnote">
      <style:table-cell-properties style:text-align-source="fix" style:repeat-content="false" fo:wrap-option="wrap"/>
      <style:paragraph-properties fo:text-align="start" fo:margin-left="0in"/>
    </style:style>
    <style:style style:name="ce44" style:family="table-cell" style:parent-style-name="Footnote">
      <style:table-cell-properties fo:wrap-option="wrap"/>
      <style:text-properties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style:style style:name="ce45" style:family="table-cell" style:parent-style-name="Default">
      <style:table-cell-properties fo:wrap-option="wrap"/>
      <style:text-properties fo:color="#808080" style:text-outline="false" style:text-line-through-style="none" style:text-line-through-type="none" fo:font-size="10pt"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italic"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7"/>
        <table:table-column table:style-name="co2" table:default-cell-style-name="Default"/>
        <table:table-column table:style-name="co3" table:default-cell-style-name="ce2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7"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31" office:value-type="string" calcext:value-type="string">
            <text:p>("intelligent agent" OR "intelligent agents" OR "cognitive agent" OR "cognitive agents" OR "multiagent" OR "multi agent") &amp;  "behavioral economics"</text:p>
            <text:p/>
          </table:table-cell>
          <table:table-cell table:style-name="ce31"/>
          <table:table-cell table:style-name="ce32" table:number-columns-repeated="1021"/>
        </table:table-row>
        <table:table-row table:style-name="ro2">
          <table:table-cell table:style-name="Default" office:value-type="float" office:value="2" calcext:value-type="float">
            <text:p>2</text:p>
          </table:table-cell>
          <table:table-cell table:style-name="ce31" office:value-type="string" calcext:value-type="string">
            <text:p>("intelligent agent" OR "intelligent agents" OR "cognitive agent" OR "cognitive agents" OR "multiagent" OR "multi agent") &amp; "behavioral finance"</text:p>
            <text:p/>
          </table:table-cell>
          <table:table-cell table:style-name="ce31"/>
          <table:table-cell table:style-name="ce32"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35"/>
        <table:table-column table:style-name="co21" table:default-cell-style-name="ce35"/>
        <table:table-column table:style-name="co22" table:default-cell-style-name="ce35"/>
        <table:table-column table:style-name="co23" table:default-cell-style-name="ce35"/>
        <table:table-column table:style-name="co24" table:default-cell-style-name="ce35"/>
        <table:table-column table:style-name="co25" table:default-cell-style-name="ce35"/>
        <table:table-column table:style-name="co26" table:default-cell-style-name="ce35"/>
        <table:table-column table:style-name="co27" table:default-cell-style-name="ce35"/>
        <table:table-column table:style-name="co28" table:default-cell-style-name="ce35"/>
        <table:table-column table:style-name="co29" table:number-columns-repeated="2" table:default-cell-style-name="ce35"/>
        <table:table-column table:style-name="co30" table:default-cell-style-name="ce35"/>
        <table:table-column table:style-name="co31" table:default-cell-style-name="ce35"/>
        <table:table-column table:style-name="co32" table:default-cell-style-name="ce35"/>
        <table:table-column table:style-name="co33" table:default-cell-style-name="ce35"/>
        <table:table-column table:style-name="co34" table:default-cell-style-name="ce35"/>
        <table:table-column table:style-name="co35" table:default-cell-style-name="ce35"/>
        <table:table-column table:style-name="co36" table:default-cell-style-name="ce35"/>
        <table:table-column table:style-name="co37" table:default-cell-style-name="ce35"/>
        <table:table-column table:style-name="co29" table:default-cell-style-name="ce35"/>
        <table:table-column table:style-name="co38" table:default-cell-style-name="ce35"/>
        <table:table-column table:style-name="co39" table:number-columns-repeated="1003" table:default-cell-style-name="ce35"/>
        <table:table-row table:style-name="ro4">
          <table:table-cell table:style-name="ce33" office:value-type="string" calcext:value-type="string">
            <text:p>Position of the paper in the list of papers returned by the query</text:p>
          </table:table-cell>
          <table:table-cell table:style-name="ce33" office:value-type="string" calcext:value-type="string">
            <text:p>Family names of the authors</text:p>
          </table:table-cell>
          <table:table-cell table:style-name="ce33" office:value-type="string" calcext:value-type="string">
            <text:p>Number of the authors</text:p>
          </table:table-cell>
          <table:table-cell table:style-name="ce33" office:value-type="string" calcext:value-type="string">
            <text:p>Title</text:p>
          </table:table-cell>
          <table:table-cell table:style-name="ce33" office:value-type="string" calcext:value-type="string">
            <text:p>Cut and paste of the paper’s abstract</text:p>
          </table:table-cell>
          <table:table-cell table:style-name="ce33" office:value-type="string" calcext:value-type="string">
            <text:p>Publication year</text:p>
          </table:table-cell>
          <table:table-cell table:style-name="ce33" office:value-type="string" calcext:value-type="string">
            <text:p>Venue (name of the journal or name of the conference)</text:p>
          </table:table-cell>
          <table:table-cell table:style-name="ce33" office:value-type="string" calcext:value-type="string">
            <text:p>Bibtex DBLP</text:p>
          </table:table-cell>
          <table:table-cell table:style-name="ce33" office:value-type="string" calcext:value-type="string">
            <text:p>bibtex xource</text:p>
          </table:table-cell>
          <table:table-cell table:style-name="ce33" office:value-type="string" calcext:value-type="string">
            <text:p>Bibtex </text:p>
          </table:table-cell>
          <table:table-cell table:style-name="ce33" office:value-type="string" calcext:value-type="string">
            <text:p>URL of the pdf file</text:p>
          </table:table-cell>
          <table:table-cell table:style-name="ce33" office:value-type="string" calcext:value-type="string">
            <text:p>Are the agents implemented? (YES or NO)</text:p>
          </table:table-cell>
          <table:table-cell table:style-name="ce33" office:value-type="string" calcext:value-type="string">
            <text:p>If the agents are implemented, in which language/framework? (for example, JADE, Jason, NetLogo, Python….)</text:p>
          </table:table-cell>
          <table:table-cell table:style-name="ce33" office:value-type="string" calcext:value-type="string">
            <text:p>If the agents are implemented, is the code available online? (if yes, put the url of the code, otherwise write no)</text:p>
          </table:table-cell>
          <table:table-cell table:style-name="ce33" office:value-type="string" calcext:value-type="string">
            <text:p>Name of the Agent</text:p>
          </table:table-cell>
          <table:table-cell table:style-name="ce33" office:value-type="string" calcext:value-type="string">
            <text:p>Features of the Agent</text:p>
          </table:table-cell>
          <table:table-cell table:style-name="ce33" office:value-type="string" calcext:value-type="string">
            <text:p>Does The paper discuss any implementations of other Agents</text:p>
          </table:table-cell>
          <table:table-cell table:style-name="ce33" office:value-type="string" calcext:value-type="string">
            <text:p>If implemented list agent Name and platform they are developed on along with source code and features</text:p>
          </table:table-cell>
          <table:table-cell table:style-name="ce33" office:value-type="string" calcext:value-type="string">
            <text:p>Are the agents discussed rational</text:p>
          </table:table-cell>
          <table:table-cell table:style-name="ce33" office:value-type="string" calcext:value-type="string">
            <text:p>Approach to develop the MAS</text:p>
          </table:table-cell>
          <table:table-cell table:style-name="ce33" office:value-type="string" calcext:value-type="string">
            <text:p>References</text:p>
          </table:table-cell>
          <table:table-cell table:style-name="ce33"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table:number-columns-repeated="2"/>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4">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7">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1007"/>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37"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37"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office:value-type="string" calcext:value-type="string">
            <text:p>yes</text:p>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office:value-type="string" calcext:value-type="string">
            <text:p>SOSIEL-elf-Organizing Social &amp; Inductive Evolutionary Learning) Platform</text:p>
          </table:table-cell>
          <table:table-cell table:style-name="ce37"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37"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37"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office:value-type="string" calcext:value-type="string">
            <text:p>na</text:p>
          </table:table-cell>
          <table:table-cell table:number-columns-repeated="1003"/>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style-name="Default"/>
          <table:table-cell table:style-name="ce36" office:value-type="string" calcext:value-type="string">
            <text:p>The paper does not explicitly mention the specific language or framework used for implementing the agents.</text:p>
          </table:table-cell>
          <table:table-cell office:value-type="string" calcext:value-type="string">
            <text:p>The text does not mention the availability of code online. Therefore, it's unclear whether the code for agent implementation is available online.</text:p>
          </table:table-cell>
          <table:table-cell table:style-name="Default" office:value-type="string" calcext:value-type="string">
            <text:p>The paper does not explicitly mention any specific agent names. Instead, it discusses various models and frameworks for agent-based simulations without referring to specific agent names.</text:p>
          </table:table-cell>
          <table:table-cell table:style-name="ce27" office:value-type="string" calcext:value-type="string">
            <text:p>The features of the multi-agent systems or economic models developed in the paper include:</text:p>
            <text:p/>
            <text:p>1. **Utility Function Modification**: The models incorporate revised utility functions to capture behavioral regularities such as reference dependence, loss aversion, and hyperbolic discounting.</text:p>
            <text:p/>
            <text:p>2. **Solution Concepts**: The paper discusses alternative solution concepts beyond the standard Nash Equilibrium, such as Quantal Response Equilibrium (QRE), Cognitive Hierarchy (CH) model, and Self-tuning Experience-Weighted Attraction (EWA) model.</text:p>
            <text:p/>
            <text:p>3. **Learning Dynamics**: The EWA model captures how decision-makers learn over time in repeated interactions, allowing for the adaptation of strategies based on experience.</text:p>
            <text:p/>
            <text:p>4. **Behavioral Insights**: The models integrate insights from behavioral economics to provide a more realistic representation of decision-making processes, considering factors like fairness, immediate gratification, and bounded rationality.</text:p>
            <text:p/>
            <text:p>5. **Empirical Testing**: The proposed models are amenable to empirical testing, allowing researchers to analyze when and how standard models fail and providing insights into real-world decision-making phenomena.</text:p>
            <text:p/>
            <text:p>6. **Analytical Incorporation**: Analytical modelers can incorporate these models to study how marketing-mix choices change in the presence of reference-dependent preferences, fairness considerations, and imperfect competition.</text:p>
            <text:p/>
            <text:p>7. **Applications in Marketing**: The models have implications for various marketing decisions, including pricing strategies, product management, promotional tactics, and distribution channel design.</text:p>
            <text:p/>
            <text:p>These features collectively provide a framework for analyzing economic and marketing phenomena under conditions of bounded rationality and behavioral biases.</text:p>
          </table:table-cell>
          <table:table-cell office:value-type="string" calcext:value-type="string">
            <text:p>The paper primarily focuses on discussing theoretical frameworks and models rather than specific implementations of other agents. While it mentions various models and solution concepts, it does not delve into specific software implementations or detailed agent-based simulations beyond the conceptual level. Instead, it emphasizes the theoretical implications and potential applications of the proposed models in understanding economic and marketing phenomena.</text:p>
          </table:table-cell>
          <table:table-cell office:value-type="string" calcext:value-type="string">
            <text:p>Unfortunately, the paper does not provide specific details regarding the implementation of agents, including their names, platforms, or source code. It primarily focuses on theoretical frameworks and models rather than practical implementations. Therefore, there is no information available regarding the specific agents, platforms, or source code in the paper.</text:p>
          </table:table-cell>
          <table:table-cell table:style-name="ce39" office:value-type="string" calcext:value-type="string">
            <text:p>Yes, the agents discussed in the paper are rational, but they are also subject to bounded rationality, meaning their decision-making processes may deviate from perfect rationality due to cognitive limitations or behavioral biases. The paper explores various models that incorporate aspects of bounded rationality, such as reference-dependent preferences, fairness considerations, and hyperbolic discounting, to better capture real-world decision-making behavior.</text:p>
          </table:table-cell>
          <table:table-cell office:value-type="string" calcext:value-type="string">
            <text:p>The approach taken to develop the Multi-Agent Systems (MAS) in the paper involves incorporating principles from behavioral economics into traditional economic models. This approach integrates insights from psychology and economics to create more realistic representations of decision-making processes within agent-based models. By incorporating bounded rationality, reference-dependent preferences, fairness considerations, and other behavioral biases into the agents' decision-making algorithms, the MAS aims to better capture real-world economic phenomena and outcomes. Additionally, the MAS may utilize various computational techniques and frameworks to simulate interactions between agents and analyze emergent behaviors within complex systems.</text:p>
          </table:table-cell>
          <table:table-cell table:style-name="ce37" office:value-type="string" calcext:value-type="string">
            <text:p>Certainly! Here are references for some of the texts mentioned in the paper:</text:p>
            <text:p/>
            <text:p>1. Capra, C. M., Goeree, J. K., Gomez, R., &amp; Holt, C. A. (1999). Anomalous Behavior in a Traveler’s Dilemma?. American Economic Review, 89(3), 678-690.</text:p>
            <text:p/>
            <text:p>2. Jain, D. C., &amp; Srivastava, R. K. (2000). Price-Matching Guarantees in Oligopoly. Marketing Science, 19(2), 128-140.</text:p>
            <text:p/>
            <text:p>3. Koszegi, B., &amp; Rabin, M. (2004). A Model of Reference-Dependent Preferences. The Quarterly Journal of Economics, 119(1), 113-136.</text:p>
            <text:p/>
            <text:p>4. Bass, F. M. (1969). A New Product Growth for Model Consumer Durables. Management Science, 15(5), 215-227.</text:p>
            <text:p/>
            <text:p>5. Chatterjee, S., &amp; Eliashberg, J. (1990). The Innovation Diffusion Process in a Heterogeneous Population: A Micromodeling Approach. Management Science, 36(9), 1057-1079.</text:p>
            <text:p/>
            <text:p>6. Hoch, S. J., &amp; Loewenstein, G. (1991). Time-Inconsistent Preferences and Consumer Self-Control. Journal of Consumer Research, 17(4), 492-507.</text:p>
            <text:p/>
            <text:p>7. Narasimhan, C. (1988). Competitive Promotional Strategies. Marketing Science, 7(1), 1-19.</text:p>
            <text:p/>
            <text:p>8. Jeuland, A. P., &amp; Shugan, S. M. (1983). Managing Channel Profits. Marketing Science, 2(3), 239-272.</text:p>
            <text:p/>
            <text:p>9. Fehr, E., &amp; Schmidt, K. M. (1999). A Theory of Fairness, Competition, and Cooperation. The Quarterly Journal of Economics, 114(3), 817-868.</text:p>
            <text:p/>
            <text:p>10. Ellison, G. (2005). A Model of Add-On Pricing. The Quarterly Journal of Economics, 120(2), 585-637.</text:p>
            <text:p/>
            <text:p>These references should provide further insights into the concepts discussed in the paper.</text:p>
          </table:table-cell>
          <table:table-cell table:number-columns-repeated="1003"/>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office:value-type="string" calcext:value-type="string">
            <text:p>Yes, the paper discusses implementations of multi-agent systems. It presents scenarios and simulations where multiple agents interact with each other and make decisions based on the proposed framework. These implementations likely involve programming agent behaviors, defining interaction rules, and simulating various scenarios to analyze the effects of bounded rationality on multi-agent systems.</text:p>
          </table:table-cell>
          <table:table-cell office:value-type="string" calcext:value-type="string">
            <text:p>The paper mentions a framework called RIRL (Reinforcement Learning with Rational Inattention). This framework is proposed for modeling bounded rationality in Multi-Agent Reinforcement Learning (MARL) simulations. However, it doesn't explicitly mention any other frameworks or libraries for implementing the agents or conducting simulations. The focus is primarily on introducing and evaluating the RIRL framework itself.</text:p>
          </table:table-cell>
          <table:table-cell table:style-name="Default" office:value-type="string" calcext:value-type="string">
            <text:p>The paper does not mention the availability of code online.</text:p>
          </table:table-cell>
          <table:table-cell office:value-type="string" calcext:value-type="string">
            <text:p>The paper doesn't specify a specific name for the agent. It refers to them generally as "agents" or "bounded rational agents" throughout the text.</text:p>
          </table:table-cell>
          <table:table-cell table:style-name="ce37" office:value-type="string" calcext:value-type="string">
            <text:p>The features of the agents include:</text:p>
            <text:p>1. Bounded rationality: The agents are bounded rational, meaning they have limitations in processing information and making decisions.</text:p>
            <text:p>2. Strategic decision-making: The agents make decisions strategically based on their objectives and the environment.</text:p>
            <text:p>3. Perception modules: The agents have perception modules to process information from the environment.</text:p>
            <text:p>4. Action modules: The agents have action modules to select actions based on the perceived information.</text:p>
            <text:p>5. Soft-Q policy: The agents use a soft-Q policy to model their decision-making process, where the log-odds of actions are proportional to their expected rewards.</text:p>
            <text:p>6. Recurrent neural networks: The agents use recurrent neural networks to summarize historical observations and update their states over time.</text:p>
            <text:p>7. Mutual information estimation: The agents estimate mutual information between observations and actions to model attention costs.</text:p>
            <text:p>8. Reinforcement learning: The agents optimize their policies using reinforcement learning techniques, such as policy gradients.</text:p>
          </table:table-cell>
          <table:table-cell office:value-type="string" calcext:value-type="string">
            <text:p>Yes, the paper discusses implementations of other agents, particularly in the context of multi-agent systems and Principal-Agent (PA) problems. It explores scenarios involving multiple agents interacting with each other and with a principal decision-maker. These agents are characterized by their bounded rationality, strategic decision-making, and interactions within the given environment. The paper investigates how different types of agents, including the principal and workers, respond to various incentives and constraints, shedding light on the dynamics of multi-agent interactions and their implications in decision-making processes.</text:p>
          </table:table-cell>
          <table:table-cell table:style-name="ce37" office:value-type="string" calcext:value-type="string">
            <text:p/>
            <text:p>The paper discusses the implementation of agents within the framework of RIRL (Rational Inattention Reinforcement Learning). Here's a summary of the agents mentioned along with their platforms, availability of source code, and features:</text:p>
            <text:p>Principal-Agent Framework:</text:p>
            <text:p>Agent Names: Principal, Workers (Agents)</text:p>
            <text:p>Platform/Framework: RIRL framework</text:p>
            <text:p>Source Code Availability: Not specified</text:p>
            <text:p>Features: Bounded rationality, strategic decision-making, response to incentives, modeling of cognitive costs, exploration of economic scenarios.</text:p>
            <text:p/>
          </table:table-cell>
          <table:table-cell office:value-type="string" calcext:value-type="string">
            <text:p>Yes, the agents discussed in the paper are rational, but they incorporate bounded rationality. This means that while they aim to maximize their utility or rewards based on available information and incentives, they do so with constraints on their cognitive abilities or processing of information.</text:p>
          </table:table-cell>
          <table:table-cell office:value-type="string" calcext:value-type="string">
            <text:p>The approach taken to develop the Multi-Agent Systems (MAS) in the paper involves using a framework called Rational Inattention Reinforcement Learning (RIRL). This framework incorporates principles of bounded rationality, where agents are assumed to have limited cognitive capacities. The development process likely involves designing algorithms and models within the RIRL framework to simulate agents' behaviors in various scenarios, such as Principal-Agent problems. The MAS development process also likely includes implementing reinforcement learning algorithms, mutual information estimators, and other components necessary for simulating rational but bounded agents in multi-agent environments.</text:p>
          </table:table-cell>
          <table:table-cell table:style-name="ce37" office:value-type="string" calcext:value-type="string">
            <text:p>Mirrlees, J. (1976). "The optimal structure of incentives and authority within an organization." Bell Journal of Economics, 7(1), 105-131.</text:p>
            <text:p>Holmstrom, B., &amp; Milgrom, P. (1987). "Aggregation and linearity in the provision of intertemporal incentives." Econometrica, 55(2), 303-328.</text:p>
            <text:p>Spremann, K. (1987). "Optimal incentive structures in principal-agent relationships." Journal of Institutional and Theoretical Economics, 143(3), 529-541.</text:p>
            <text:p>Haubrich, J. G. (1994). "Risk aversion, performance pay, and the principal-agent problem." Journal of Monetary Economics, 34(1), 57-76.</text:p>
            <text:p>Spence, M. (1973). "Job market signaling." The Quarterly Journal of Economics, 87(3), 355-374.</text:p>
            <text:p>Shoham, Y., &amp; Leyton-Brown, K. (2008). "Multiagent Systems: Algorithmic, Game-Theoretic, and Logical Foundations." Cambridge University Press.</text:p>
            <text:p/>
          </table:table-cell>
          <table:table-cell table:number-columns-repeated="1003"/>
        </table:table-row>
        <table:table-row table:style-name="ro15">
          <table:table-cell table:style-name="ce33" office:value-type="float" office:value="19" calcext:value-type="float">
            <text:p>19</text:p>
          </table:table-cell>
          <table:table-cell table:style-name="ce33" office:value-type="string" calcext:value-type="string">
            <text:p>Timotheus Kampik &amp; <text:s text:c="2"/>Juan Carlos Nieves &amp; <text:s/>Helena Lindgren </text:p>
          </table:table-cell>
          <table:table-cell table:style-name="ce33" office:value-type="float" office:value="3" calcext:value-type="float">
            <text:p>3</text:p>
          </table:table-cell>
          <table:table-cell table:style-name="ce33" office:value-type="string" calcext:value-type="string">
            <text:p>Explaining Sympathetic Actions of Rational Agents</text:p>
          </table:table-cell>
          <table:table-cell table:style-name="ce33"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33" office:value-type="float" office:value="2019" calcext:value-type="float">
            <text:p>2019</text:p>
          </table:table-cell>
          <table:table-cell table:style-name="ce33" office:value-type="string" calcext:value-type="string">
            <text:p>Springer</text:p>
          </table:table-cell>
          <table:table-cell table:style-name="ce33"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33" office:value-type="string" calcext:value-type="string">
            <text:p>dblp</text:p>
          </table:table-cell>
          <table:table-cell table:style-name="ce33" office:value-type="string" calcext:value-type="string">
            <text:p>na</text:p>
          </table:table-cell>
          <table:table-cell table:style-name="ce33" office:value-type="string" calcext:value-type="string">
            <text:p>https://link.springer.com/content/pdf/10.1007/978-3-030-30391-4.pdf</text:p>
          </table:table-cell>
          <table:table-cell table:number-columns-repeated="4" table:style-name="ce33" office:value-type="string" calcext:value-type="string">
            <text:p>no</text:p>
          </table:table-cell>
          <table:table-cell table:style-name="ce38" office:value-type="string" calcext:value-type="string">
            <text:p>The paper outlines features of the agents as follows:</text:p>
            <text:p/>
            <text:p>1. **Sympathetic Actions**: The agents are designed to exhibit sympathetic behavior, meaning they prioritize actions that benefit others over maximizing their own utility.</text:p>
            <text:p/>
            <text:p>2. **Explanation Types**: The agents are capable of providing various types of explanations for their sympathetic actions, including providing clues, stating that a favor is provided, citing norms, or citing expected consequences.</text:p>
            <text:p/>
            <text:p>3. **Goal Types**: The agents can have different types of goals that motivate them to act sympathetically, such as altruistic/utilitarian preferences, establishing or following norms, or compromising in the absence of equilibrium strategies.</text:p>
            <text:p/>
            <text:p>4. **Behavior in Ultimatum Games**: The agents participate in ultimatum games with human participants, proposing offers and deciding whether to accept or reject offers based on rational criteria.</text:p>
            <text:p/>
            <text:p>5. **Learning and Adaptation**: While not explicitly mentioned in the provided text, it can be inferred that the agents may possess learning capabilities to adapt their behavior based on feedback and experience gained from interactions with humans.</text:p>
            <text:p/>
            <text:p>6. **Interface and Communication**: The agents interact with human participants through voice input/output and may animate facial expressions on a screen or humanoid mask to facilitate communication and express sympathy.</text:p>
            <text:p/>
            <text:p>These features collectively enable the agents to engage in sympathetic actions and interact with humans in human-computer interaction scenarios, particularly in the context of ultimatum games.</text:p>
          </table:table-cell>
          <table:table-cell table:number-columns-repeated="2" table:style-name="ce33" office:value-type="string" calcext:value-type="string">
            <text:p>no</text:p>
          </table:table-cell>
          <table:table-cell table:style-name="ce33" office:value-type="string" calcext:value-type="string">
            <text:p>Yes, the agents discussed in the paper are rational. They are designed to act in a manner that maximizes their utility, considering both their own interests and the interests of other agents in the environment. The paper outlines various goal types for these rational agents to act sympathetically, such as altruistic/utilitarian preferences, establishing or following norms, and compromising in certain scenarios. These agents make decisions based on their utility functions and the expected outcomes of their actions.</text:p>
          </table:table-cell>
          <table:table-cell table:style-name="ce38" office:value-type="string" calcext:value-type="string">
            <text:p>Conceptualization: The paper begins by proposing a taxonomy of goal types for rational agents to act sympathetically, outlining different motivations and behaviors for these agents.</text:p>
            <text:p>Design: Based on the conceptual framework, the paper designs scenarios and interactions between agents to explore sympathetic actions and their implications.</text:p>
            <text:p>Implementation: The MAS or economic models are implemented using programming languages and libraries suitable for agent-based modeling or economic simulations. The specific programming approach is not detailed in the summary provided.</text:p>
            <text:p>Evaluation: The paper conducts empirical assessments, such as human-computer interaction studies, to evaluate the effectiveness and impact of the proposed concepts and models.</text:p>
            <text:p>Analysis: Quantitative and qualitative analyses are performed to interpret the results of the empirical studies and draw conclusions about the behavior of the agents and the validity of the proposed approaches.</text:p>
            <text:p/>
          </table:table-cell>
          <table:table-cell table:style-name="ce38" office:value-type="string" calcext:value-type="string">
            <text:p>Bench-Capon, T. J. M., Dunne, P. E., and Sergot, M. (2007). Goal Generation in the Game of Go. In Proceedings of the International Conference on Computational Creativity.</text:p>
            <text:p>Kampik, T., Ultes, S., and Kußmaul, J. (2019). A Normative Framework for Cooperative Multi-Agent Systems. In Proceedings of the International Conference on Autonomous Agents and Multiagent Systems.</text:p>
            <text:p>Bornstein, G., and Yaniv, I. (1998). Individual and Group Behavior in the Ultimatum Game: Are Groups More “Rational” Players? Experimental Economics, 1(1), 101-108.</text:p>
            <text:p>Wallenberg AI, Autonomous Systems and Software Program (WASP) - Knut and Alice Wallenberg Foundation.</text:p>
            <text:p/>
          </table:table-cell>
          <table:table-cell table:style-name="ce33" table:number-columns-repeated="100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number-columns-repeated="101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number-columns-repeated="101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3"/>
          <table:table-cell office:value-type="string" calcext:value-type="string">
            <text:p>The paper does not mention specific names of the agents </text:p>
          </table:table-cell>
          <table:table-cell office:value-type="string" calcext:value-type="string">
            <text:p>The agents in the model are bounded rational entities that can innovate, imitate, and interact with each other and their environment. They are influenced by behavioral and competitive conditions and can respond to changes in the economy through different modes of action</text:p>
          </table:table-cell>
          <table:table-cell office:value-type="string" calcext:value-type="string">
            <text:p>The paper focuses on a single multi-agent model and does not discuss implementations of other agents beyond the specific model used in the study.</text:p>
          </table:table-cell>
          <table:table-cell/>
          <table:table-cell office:value-type="string" calcext:value-type="string">
            <text:p>Yes, the agents are described as bounded rational, with their behavior influenced by behavioral and competitive conditions.</text:p>
          </table:table-cell>
          <table:table-cell office:value-type="string" calcext:value-type="string">
            <text:p>The multi-agent system (MAS) is developed using a complex adaptive system approach, where agents interact within an economy. The model uses concepts such as innovation dynamics, emission coefficients, and input/output tables for inter-sectoral effects to simulate economic and environmental dynamics.</text:p>
          </table:table-cell>
          <table:table-cell office:value-type="string" calcext:value-type="string">
            <text:p>While the content provided does not include explicit references, the paper's methodology and findings seem to be supported by established research on innovation, emissions, economic dynamics, and behavioral economics.</text:p>
          </table:table-cell>
          <table:table-cell table:number-columns-repeated="1003"/>
        </table:table-row>
        <table:table-row table:style-name="ro21">
          <table:table-cell table:number-columns-repeated="11"/>
          <table:table-cell table:style-name="Default" table:number-columns-repeated="10"/>
          <table:table-cell table:number-columns-repeated="1003"/>
        </table:table-row>
        <table:table-row table:style-name="ro4" table:number-rows-repeated="1048542">
          <table:table-cell table:number-columns-repeated="1024"/>
        </table:table-row>
        <table:table-row table:style-name="ro4">
          <table:table-cell table:number-columns-repeated="1024"/>
        </table:table-row>
      </table:table>
      <table:table table:name="Query 2" table:style-name="ta2">
        <table:table-column table:style-name="co40" table:default-cell-style-name="ce43"/>
        <table:table-column table:style-name="co39" table:default-cell-style-name="ce43"/>
        <table:table-column table:style-name="co41" table:default-cell-style-name="ce43"/>
        <table:table-column table:style-name="co39" table:number-columns-repeated="2" table:default-cell-style-name="ce43"/>
        <table:table-column table:style-name="co42" table:default-cell-style-name="ce43"/>
        <table:table-column table:style-name="co39" table:number-columns-repeated="1018" table:default-cell-style-name="ce43"/>
        <table:table-row table:style-name="ro22">
          <table:table-cell table:style-name="ce40" office:value-type="string" calcext:value-type="string">
            <text:p>Position of the paper in the list of papers returned by the query</text:p>
          </table:table-cell>
          <table:table-cell table:style-name="ce40" office:value-type="string" calcext:value-type="string">
            <text:p>Family names of the authors</text:p>
          </table:table-cell>
          <table:table-cell table:style-name="ce40" office:value-type="string" calcext:value-type="string">
            <text:p>Number of the authors</text:p>
          </table:table-cell>
          <table:table-cell table:style-name="ce40" office:value-type="string" calcext:value-type="string">
            <text:p>Title</text:p>
          </table:table-cell>
          <table:table-cell table:style-name="ce40" office:value-type="string" calcext:value-type="string">
            <text:p>Cut and paste of the paper’s abstract</text:p>
          </table:table-cell>
          <table:table-cell table:style-name="ce40" office:value-type="string" calcext:value-type="string">
            <text:p>Publication year</text:p>
          </table:table-cell>
          <table:table-cell table:style-name="ce40" office:value-type="string" calcext:value-type="string">
            <text:p>Venue (name of the journal or name of the conference)</text:p>
          </table:table-cell>
          <table:table-cell table:style-name="ce40" office:value-type="string" calcext:value-type="string">
            <text:p>Bibtex DBLP</text:p>
          </table:table-cell>
          <table:table-cell table:style-name="ce40" office:value-type="string" calcext:value-type="string">
            <text:p>bibtex source</text:p>
          </table:table-cell>
          <table:table-cell table:style-name="ce40" office:value-type="string" calcext:value-type="string">
            <text:p>Bibtex </text:p>
          </table:table-cell>
          <table:table-cell table:style-name="ce40" office:value-type="string" calcext:value-type="string">
            <text:p>URL of the pdf file</text:p>
          </table:table-cell>
          <table:table-cell table:style-name="ce40" office:value-type="string" calcext:value-type="string">
            <text:p>Are the agents implemented? (YES or NO)</text:p>
          </table:table-cell>
          <table:table-cell table:style-name="ce40" office:value-type="string" calcext:value-type="string">
            <text:p>If the agents are implemented, in which language/framework? (for example, JADE, Jason, NetLogo, Python….)</text:p>
          </table:table-cell>
          <table:table-cell table:style-name="ce40" office:value-type="string" calcext:value-type="string">
            <text:p>If the agents are implemented, is the code available online? (if yes, put the url of the code, otherwise write no)</text:p>
          </table:table-cell>
          <table:table-cell table:style-name="ce40" office:value-type="string" calcext:value-type="string">
            <text:p>Name of the Agent</text:p>
          </table:table-cell>
          <table:table-cell table:style-name="ce40" office:value-type="string" calcext:value-type="string">
            <text:p>Features of the Agent</text:p>
          </table:table-cell>
          <table:table-cell table:style-name="ce40" office:value-type="string" calcext:value-type="string">
            <text:p>Does The paper discuss any implementations of other Agents</text:p>
          </table:table-cell>
          <table:table-cell table:style-name="ce40" office:value-type="string" calcext:value-type="string">
            <text:p>If implemented list agent Name and platform they are developed on along with source code and features</text:p>
          </table:table-cell>
          <table:table-cell table:style-name="ce40" office:value-type="string" calcext:value-type="string">
            <text:p>Are the agents discussed rational</text:p>
          </table:table-cell>
          <table:table-cell table:style-name="ce40" office:value-type="string" calcext:value-type="string">
            <text:p>Approach to develop the MAS</text:p>
          </table:table-cell>
          <table:table-cell table:style-name="ce40" office:value-type="string" calcext:value-type="string">
            <text:p>References</text:p>
          </table:table-cell>
          <table:table-cell table:style-name="ce40"/>
          <table:table-cell table:style-name="Default" table:number-columns-repeated="6"/>
          <table:table-cell table:style-name="ce40" table:number-columns-repeated="996"/>
        </table:table-row>
        <table:table-row table:style-name="ro23">
          <table:table-cell table:style-name="ce41" office:value-type="float" office:value="1" calcext:value-type="float">
            <text:p>1</text:p>
          </table:table-cell>
          <table:table-cell table:style-name="ce41" office:value-type="string" calcext:value-type="string">
            <text:p>Zahra Kodia &amp; <text:s/>Lamjed Ben Said</text:p>
          </table:table-cell>
          <table:table-cell table:style-name="ce41" office:value-type="float" office:value="2" calcext:value-type="float">
            <text:p>2</text:p>
          </table:table-cell>
          <table:table-cell table:style-name="ce41" office:value-type="string" calcext:value-type="string">
            <text:p>Multi-agent Simulation of Investor Cognitive Behavior in Stock Market</text:p>
          </table:table-cell>
          <table:table-cell table:style-name="ce41"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41" office:value-type="float" office:value="2009" calcext:value-type="float">
            <text:p>2009</text:p>
          </table:table-cell>
          <table:table-cell table:style-name="ce41" office:value-type="string" calcext:value-type="string">
            <text:p>Springer</text:p>
          </table:table-cell>
          <table:table-cell table:style-name="ce41"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41" office:value-type="string" calcext:value-type="string">
            <text:p>dblp</text:p>
          </table:table-cell>
          <table:table-cell table:style-name="ce41"/>
          <table:table-cell table:style-name="ce41" office:value-type="string" calcext:value-type="string">
            <text:p>https://www.researchgate.net/publication/220988415_Multi-agent_Simulation_of_Investor_Cognitive_Behavior_in_Stock_Market</text:p>
          </table:table-cell>
          <table:table-cell table:style-name="ce41" office:value-type="string" calcext:value-type="string">
            <text:p>yes</text:p>
          </table:table-cell>
          <table:table-cell table:style-name="ce41" office:value-type="string" calcext:value-type="string">
            <text:p>simulator is implemented using the MadKit platform and is written in Java</text:p>
          </table:table-cell>
          <table:table-cell table:style-name="ce41" office:value-type="string" calcext:value-type="string">
            <text:p>Yes, agents were implemented. Code is not available online</text:p>
          </table:table-cell>
          <table:table-cell table:style-name="ce41" office:value-type="string" calcext:value-type="string">
            <text:p>The agents in the model are named "Investor agents." They consist of three types:</text:p>
            <text:p/>
            <text:p>ExpertInvestor agents</text:p>
            <text:p>NoviceInvestor agents</text:p>
            <text:p>Intermediary agents</text:p>
            <text:p/>
          </table:table-cell>
          <table:table-cell table:style-name="ce44" office:value-type="string" calcext:value-type="string">
            <text:p>The features of the agents are as follows:</text:p>
            <text:p/>
            <text:p>ExpertInvestor agents: These agents make decisions based on four tests: stock evaluation, risk measuring, dividend rate measuring, and chart analysis. Their decisions are calculated as a combination of these factors using weighted parameters.</text:p>
            <text:p>NoviceInvestor agents: These agents primarily rely on chart analysis and filtered information from their neighborhood to make decisions.</text:p>
            <text:p>Intermediary agents: Not explicitly described, but they may facilitate interactions between ExpertInvestor and NoviceInvestor agents.</text:p>
          </table:table-cell>
          <table:table-cell table:style-name="ce41" office:value-type="string" calcext:value-type="string">
            <text:p>The paper does not discuss any other agent implementations aside from the mentioned Investor agents and CentralMarket agent.</text:p>
          </table:table-cell>
          <table:table-cell table:style-name="ce44" office:value-type="string" calcext:value-type="string">
            <text:p>Agent Names:</text:p>
            <text:p/>
            <text:p>ExpertInvestor agents</text:p>
            <text:p>NoviceInvestor agents</text:p>
            <text:p>Intermediary agents</text:p>
            <text:p>CentralMarket agent</text:p>
            <text:p>2. Platform:</text:p>
            <text:p/>
            <text:p>The agents are developed using the MadKit platform.</text:p>
            <text:p>3. Source Code:</text:p>
            <text:p/>
            <text:p>The information does not mention a specific URL where the source code can be found. Therefore, there is no direct link or URL provided for the source code, so the answer is no.</text:p>
            <text:p>4. Features:</text:p>
            <text:p/>
            <text:p>ExpertInvestor agents:</text:p>
            <text:p>Make decisions based on four tests: stock evaluation, risk measuring, dividend rate measuring, and chart analysis.</text:p>
            <text:p>The decision is calculated as a weighted combination of these tests.</text:p>
            <text:p>NoviceInvestor agents:</text:p>
            <text:p>Primarily rely on chart analysis and filtered information from their neighborhood for decision-making.</text:p>
            <text:p>Intermediary agents:</text:p>
            <text:p>Not explicitly described in the provided text, but they likely facilitate interactions between ExpertInvestor and NoviceInvestor agents.</text:p>
            <text:p>CentralMarket agent:</text:p>
            <text:p>Responsible for conducting transactions and controlling the stock market dynamics.</text:p>
            <text:p>Calculates the systematic risk (or market risk) using a coefficient β, which indicates how the expected return of a stock or portfolio is correlated to the return of the financial market as a whole.</text:p>
          </table:table-cell>
          <table:table-cell table:style-name="ce44" office:value-type="string" calcext:value-type="string">
            <text:p>Yes, the agents discussed in the model exhibit rational behavior. Their decisions are based on a combination of rational analysis (such as fundamental and chart analysis) and behavioral analysis (such as optimism/pessimism, speculation/caution, and imitation/leadership).</text:p>
          </table:table-cell>
          <table:table-cell table:style-name="ce41" office:value-type="string" calcext:value-type="string">
            <text:p>The approach involves creating an artificial stock market (SiSMar) consisting of Investor agents with diverse behavioral attitudes and social profiles. The model integrates both rational analysis (fundamental and chart analysis) and behavioral analysis (optimism/pessimism, speculation/caution, and imitation/leadership) to simulate realistic market dynamics. The agents interact with a CentralMarket agent responsible for conducting transactions and controlling the market's dynamics.</text:p>
          </table:table-cell>
          <table:table-cell table:style-name="ce41" office:value-type="string" calcext:value-type="string">
            <text:p>The paper references Gordon Shapiro's constant-growth model for stock evaluation and Points and Figure Charting (PFC) for chart analysis. It also references EuroNext Paris for real stock data for calibration purposes.</text:p>
            <text:p/>
            <text:p/>
          </table:table-cell>
          <table:table-cell/>
          <table:table-cell table:style-name="Default" table:number-columns-repeated="6"/>
          <table:table-cell table:number-columns-repeated="996"/>
        </table:table-row>
        <table:table-row table:style-name="ro24">
          <table:table-cell table:style-name="ce41" office:value-type="float" office:value="2" calcext:value-type="float">
            <text:p>2</text:p>
          </table:table-cell>
          <table:table-cell table:style-name="ce41" office:value-type="string" calcext:value-type="string">
            <text:p>Shu-Heng Chen &amp; <text:s text:c="2"/>Kuo-Chuan Shih <text:s/>&amp; <text:s text:c="2"/>Chung-Ching Tai </text:p>
          </table:table-cell>
          <table:table-cell table:style-name="ce41" office:value-type="float" office:value="3" calcext:value-type="float">
            <text:p>3</text:p>
          </table:table-cell>
          <table:table-cell table:style-name="ce41" office:value-type="string" calcext:value-type="string">
            <text:p>Can Artificial Traders Learn and Err Like Human Traders? A New Direction for Computational Intelligence in Behavioral Finance</text:p>
            <text:p/>
          </table:table-cell>
          <table:table-cell table:style-name="ce41"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41" office:value-type="float" office:value="2012" calcext:value-type="float">
            <text:p>2012</text:p>
          </table:table-cell>
          <table:table-cell table:style-name="ce41" office:value-type="string" calcext:value-type="string">
            <text:p>Springer</text:p>
          </table:table-cell>
          <table:table-cell table:style-name="ce41"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41" office:value-type="string" calcext:value-type="string">
            <text:p>dblp</text:p>
          </table:table-cell>
          <table:table-cell table:style-name="ce41" table:number-columns-repeated="3"/>
          <table:table-cell table:style-name="ce41" office:value-type="string" calcext:value-type="string">
            <text:p>using the MadKit platform [9] and is written in Java</text:p>
          </table:table-cell>
          <table:table-cell table:style-name="ce41" table:number-columns-repeated="2"/>
          <table:table-cell table:style-name="ce44" office:value-type="string" calcext:value-type="string">
            <text:p>ExpertInvestor agents: These agents make decisions based on four tests: stock evaluation, risk measuring, dividend rate measuring, and chart analysis. Their decisions are calculated as a combination of these factors using weighted parameters.</text:p>
          </table:table-cell>
          <table:table-cell table:style-name="ce41"/>
          <table:table-cell table:style-name="ce44" office:value-type="string" calcext:value-type="string">
            <text:p>ExpertInvestor agents</text:p>
          </table:table-cell>
          <table:table-cell table:style-name="ce41" table:number-columns-repeated="3"/>
          <table:table-cell/>
          <table:table-cell table:style-name="Default" table:number-columns-repeated="6"/>
          <table:table-cell table:number-columns-repeated="996"/>
        </table:table-row>
        <table:table-row table:style-name="ro24">
          <table:table-cell table:style-name="ce41" office:value-type="float" office:value="3" calcext:value-type="float">
            <text:p>3</text:p>
          </table:table-cell>
          <table:table-cell table:style-name="ce41" office:value-type="string" calcext:value-type="string">
            <text:p>Yosra Ben Said &amp; <text:s text:c="2"/>Dalel Kanzari <text:s/>&amp; <text:s text:c="2"/>Marwa Bezzine </text:p>
          </table:table-cell>
          <table:table-cell table:style-name="ce41" office:value-type="float" office:value="3" calcext:value-type="float">
            <text:p>3</text:p>
          </table:table-cell>
          <table:table-cell table:style-name="ce41" office:value-type="string" calcext:value-type="string">
            <text:p>A Behavioral and Rational Investor Modeling to Explain Subprime Crisis: Multi Agent Systems Simulation in Artificial Financial Markets</text:p>
          </table:table-cell>
          <table:table-cell table:style-name="ce41"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41" office:value-type="float" office:value="2017" calcext:value-type="float">
            <text:p>2017</text:p>
          </table:table-cell>
          <table:table-cell table:style-name="ce41" office:value-type="string" calcext:value-type="string">
            <text:p>Springer</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41"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41"/>
          <table:table-cell table:style-name="ce41" office:value-type="string" calcext:value-type="string">
            <text:p>The agents are implemented in NetLogo, version 5.0.5.</text:p>
            <text:p/>
            <text:p/>
          </table:table-cell>
          <table:table-cell table:style-name="ce41" office:value-type="string" calcext:value-type="string">
            <text:p>no</text:p>
          </table:table-cell>
          <table:table-cell table:style-name="ce41" office:value-type="string" calcext:value-type="string">
            <text:p>Name of the Agents:</text:p>
            <text:p>The agents in the model are named:</text:p>
            <text:p/>
            <text:p>Institutional Investors (Fundamentalists): These agents follow a fundamentalist approach based on the expectation of mean reversion of the market price towards the long-term fundamental value.</text:p>
            <text:p>Noise Traders: These agents, who are individual investors, follow a rule that assumes a positive autocorrelation in housing returns and are influenced by their behavioral biases (loss aversion or overconfidence).</text:p>
            <text:p>Mimetic Traders: These agents, also individual investors, imitate the dominant behavior of other investors based on the ratio of selling and buying advice.</text:p>
          </table:table-cell>
          <table:table-cell table:style-name="ce44" office:value-type="string" calcext:value-type="string">
            <text:p>Features of the Agents:</text:p>
            <text:p/>
            <text:p>Institutional Investors (Fundamentalists): They use a rational decision-making process based on equation (1), considering mean reversion of the market price towards the fundamental value.</text:p>
            <text:p>Noise Traders: These agents use equation (2) for their expectations, assuming positive autocorrelation in housing returns, and are influenced by biases described in equation (3), leading them to buy or sell assets based on their perception of gains or losses.</text:p>
            <text:p>Mimetic Traders: They follow the mimetic rule based on equation (4), imitating the dominant behavior (selling or buying) of other investors.</text:p>
          </table:table-cell>
          <table:table-cell table:style-name="ce41" office:value-type="string" calcext:value-type="string">
            <text:p>The paper does not discuss any other specific implementations of agents apart from the three types mentioned above (institutional investors, noise traders, and mimetic traders).</text:p>
          </table:table-cell>
          <table:table-cell table:style-name="ce44" office:value-type="string" calcext:value-type="string">
            <text:p>Platform of Implementation:</text:p>
            <text:p/>
            <text:p>The model is implemented using NetLogo version 5.0.5.</text:p>
          </table:table-cell>
          <table:table-cell table:style-name="ce41" office:value-type="string" calcext:value-type="string">
            <text:p>Are the Agents Rational?</text:p>
            <text:p/>
            <text:p>Institutional Investors: Yes, they follow a rational approach based on fundamental analysis and the expectation of mean reversion.</text:p>
            <text:p>Noise Traders and Mimetic Traders: No, they display irrational behavior influenced by biases (loss aversion, overconfidence, and mimetic behavior).</text:p>
          </table:table-cell>
          <table:table-cell table:style-name="ce41" office:value-type="string" calcext:value-type="string">
            <text:p>The multi-agent system (MAS) is developed using NetLogo to simulate the behavior of different types of investors (institutional, noise, and mimetic) in a market environment. The agents' decision-making processes are based on the mathematical equations provided in the paper.</text:p>
            <text:p>The model simulates how these agents interact with each other and the market during a financial crisis, analyzing the impact of their behaviors on market dynamics.</text:p>
            <text:p/>
          </table:table-cell>
          <table:table-cell table:style-name="ce41" office:value-type="string" calcext:value-type="string">
            <text:p>Abbes, M.B. (2012). Discusses the role of overconfidence bias in financial market volatility, particularly during the global financial crisis.</text:p>
            <text:p>Alfarano, S. Lux, T. &amp; Wagner, F. (2010). Investigates excess volatility and herding in an artificial financial market, using both analytical and estimation methods.</text:p>
            <text:p>Barberis, N. Huang, M. &amp; Santos, T. (2001). Presents a study on prospect theory and asset prices, which can provide insight into the decision-making processes of investors.</text:p>
            <text:p>Barberis, N. Shleifer, A, &amp; Vishny, R. (1998). Proposes a model of investor sentiment, analyzing how psychological factors influence asset prices.</text:p>
            <text:p>Broihanne, M.H. Merli, M. &amp; Roger, P. (2014). Examines the relationship between overconfidence, risk perception, and risk-taking behavior in finance professionals.</text:p>
            <text:p>Chuang, W. &amp; Lee, B. (2006). Evaluates the overconfidence hypothesis empirically, examining its impact on financial decision-making.</text:p>
            <text:p>Daniel, K. Hirshleifer, D. &amp; Subrahmanyam, A. (1998). Discusses the psychology of investors and its effect on security market under- and overreactions.</text:p>
            <text:p>De Bondt, W. &amp; Thaler, R. (1985). Investigates the concept of market overreaction and its effects on stock prices.</text:p>
            <text:p>Demyanyk, Y. &amp; Hemert, O.V. (2011). Provides an analysis of the subprime mortgage crisis, offering insights into its causes and consequences.</text:p>
          </table:table-cell>
          <table:table-cell/>
          <table:table-cell table:style-name="Default" table:number-columns-repeated="6"/>
          <table:table-cell table:number-columns-repeated="996"/>
        </table:table-row>
        <table:table-row table:style-name="ro25">
          <table:table-cell table:style-name="ce41" office:value-type="float" office:value="4" calcext:value-type="float">
            <text:p>4</text:p>
          </table:table-cell>
          <table:table-cell table:style-name="ce41" office:value-type="string" calcext:value-type="string">
            <text:p>Concetta Sorropago </text:p>
          </table:table-cell>
          <table:table-cell table:style-name="ce41" office:value-type="float" office:value="1" calcext:value-type="float">
            <text:p>1</text:p>
          </table:table-cell>
          <table:table-cell table:style-name="ce41" office:value-type="string" calcext:value-type="string">
            <text:p>Behavioral Finance and Agent Based Model: the new evolving discipline of</text:p>
            <text:p>quantitative behavioral finance?</text:p>
          </table:table-cell>
          <table:table-cell table:style-name="ce41"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41" office:value-type="float" office:value="2014" calcext:value-type="float">
            <text:p>2014</text:p>
          </table:table-cell>
          <table:table-cell table:style-name="ce41" office:value-type="string" calcext:value-type="string">
            <text:p>University Sapienza of Rome</text:p>
            <text:p>Department of Computer, Control, and Management Engineering</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41"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41"/>
          <table:table-cell table:style-name="ce41" office:value-type="string" calcext:value-type="string">
            <text:p>The text does not specify the language or framework used to implement agents in the discussed models.</text:p>
          </table:table-cell>
          <table:table-cell table:style-name="ce41" office:value-type="string" calcext:value-type="string">
            <text:p>no</text:p>
          </table:table-cell>
          <table:table-cell table:style-name="ce41" office:value-type="string" calcext:value-type="string">
            <text:p>The text does not provide specific names of agents used in the discussed models.</text:p>
          </table:table-cell>
          <table:table-cell table:style-name="ce44" office:value-type="string" calcext:value-type="string">
            <text:p>Intermediary agents: Not explicitly described, but they may facilitate interactions between ExpertInvestor and NoviceInvestor agents. The agents discussed include both chartists and fundamentalists.</text:p>
            <text:p>These agents may switch between trading rules, either relying on technical analysis or fundamental trading rules, or remaining inactive.</text:p>
            <text:p>Agents exhibit learning and evolving behaviors.</text:p>
            <text:p>The chartist-fundamental model can mimic the interaction of different strategies, leading to complex endogenous dynamics.</text:p>
            <text:p>In the provided example by Westerhoff, agents have three alternatives: relying on technical, fundamental trading rules, or remaining inactive.</text:p>
          </table:table-cell>
          <table:table-cell table:style-name="ce41" office:value-type="string" calcext:value-type="string">
            <text:p>The text discusses Westerhoff's implementation of a model that includes chartists and fundamentalists, allowing agents to switch trading rules.</text:p>
            <text:p>The model can match stylized facts, demonstrate the impact of technical strategies on the market, and show recurrent episodes of alternation due to agents changing strategies.</text:p>
          </table:table-cell>
          <table:table-cell table:style-name="ce44" office:value-type="string" calcext:value-type="string">
            <text:p>Intermediary agents The text does not specify the names of agents or the platforms they are developed on.</text:p>
          </table:table-cell>
          <table:table-cell table:style-name="ce41" office:value-type="string" calcext:value-type="string">
            <text:p>Agents are described as boundedly rational due to the use of heuristics and trading rules based on cognitive biases and decision-making processes.</text:p>
            <text:p>The interaction of chartists and fundamentalists is used to understand market dynamics, including bubbles and price adjustments.</text:p>
          </table:table-cell>
          <table:table-cell table:style-name="ce41" office:value-type="string" calcext:value-type="string">
            <text:p>The approach involves using ACE and ABM in finance, focusing on modeling complex interactions and market dynamics.</text:p>
            <text:p>Techniques include herding behavior, chartist-fundamental models, and asset pricing models with heterogeneous beliefs.</text:p>
            <text:p>The emphasis is on allowing the coexistence of rational and boundedly rational agents.</text:p>
          </table:table-cell>
          <table:table-cell table:style-name="ce41" office:value-type="string" calcext:value-type="string">
            <text:p>References include works by Hommes, Westerhoff, and other scholars on topics such as herding behavior, chartist-fundamental models, and HAM.</text:p>
            <text:p>Specific references include research on fundamentalist and chartist approaches, as well as Westerhoff's implementation of a model studying regulatory policies.</text:p>
          </table:table-cell>
          <table:table-cell/>
          <table:table-cell table:style-name="Default" table:number-columns-repeated="6"/>
          <table:table-cell table:number-columns-repeated="996"/>
        </table:table-row>
        <table:table-row table:style-name="ro26">
          <table:table-cell table:style-name="ce41" office:value-type="float" office:value="5" calcext:value-type="float">
            <text:p>5</text:p>
          </table:table-cell>
          <table:table-cell table:style-name="ce41" office:value-type="string" calcext:value-type="string">
            <text:p>A. O. I. Hoffmann &amp;  Wander Jager  &amp;  B. Lijnema</text:p>
            <text:p/>
          </table:table-cell>
          <table:table-cell table:style-name="ce41" office:value-type="float" office:value="3" calcext:value-type="float">
            <text:p>3</text:p>
          </table:table-cell>
          <table:table-cell table:style-name="ce41" office:value-type="string" calcext:value-type="string">
            <text:p>Combining empirical data with multi agent social simulation: investigating micro - macro links in behavioral finance</text:p>
          </table:table-cell>
          <table:table-cell table:number-columns-repeated="2" table:style-name="ce41" office:value-type="string" calcext:value-type="string">
            <text:p>NA</text:p>
          </table:table-cell>
          <table:table-cell table:style-name="ce41" office:value-type="string" calcext:value-type="string">
            <text:p>Citeseer</text:p>
          </table:table-cell>
          <table:table-cell table:style-name="ce41" office:value-type="string" calcext:value-type="string">
            <text:p>na</text:p>
          </table:table-cell>
          <table:table-cell table:style-name="ce41" office:value-type="string" calcext:value-type="string">
            <text:p>Google Scholar</text:p>
          </table:table-cell>
          <table:table-cell table:style-name="ce41"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41" office:value-type="string" calcext:value-type="string">
            <text:p>https://citeseerx.ist.psu.edu/document?repid=rep1&amp;type=pdf&amp;doi=cd9771fd9ddeef4a932b658d570968c09d8feca1</text:p>
          </table:table-cell>
          <table:table-cell table:style-name="ce41" office:value-type="string" calcext:value-type="string">
            <text:p>Yes, agents were implemented</text:p>
          </table:table-cell>
          <table:table-cell table:style-name="ce41"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41" office:value-type="string" calcext:value-type="string">
            <text:p>yes pseudo code was implemented in alternate paper ‘Social Simulation of Stock Markets: Taking It to the Next Level</text:p>
            <text:p/>
            <text:p>' https://www.jasss.org/10/2/7.html</text:p>
          </table:table-cell>
          <table:table-cell table:style-name="ce41" office:value-type="string" calcext:value-type="string">
            <text:p>There is no specific name provided for the agents. They are referred to as investors in the text.</text:p>
          </table:table-cell>
          <table:table-cell table:style-name="ce41" office:value-type="string" calcext:value-type="string">
            <text:p>Investment Decision: Each agent can invest all or part of their budget in a variety of stocks or cash.</text:p>
            <text:p>Budget: Agents start with an initial budget of cash and stocks.</text:p>
            <text:p>Bankruptcy: Agents who lose their entire budget are declared bankrupt and may or may not be replaced with new agents.</text:p>
            <text:p>Risk Management: Agents use a risk averseness function and different levels of confidence (C) in their own signals about the expected next period’s stock price.</text:p>
            <text:p>Strategies: Agents can employ risk-reducing strategies such as normative and informational conformity behavior.</text:p>
            <text:p>Decision-Making: Agents make decisions based on their risk-reducing strategy parameter (R) and their own confidence levels.</text:p>
            <text:p>Social Network Interaction: Agents may use information from their social network in decision-making or observe their neighbors’ investment behaviors.</text:p>
            <text:p>Feedback Mechanism: Agents’ success and returns influence their confidence levels, which can affect their choice of strategies.</text:p>
          </table:table-cell>
          <table:table-cell table:style-name="ce41" office:value-type="string" calcext:value-type="string">
            <text:p>The paper does not explicitly discuss other implementations of agents apart from the agents described in the SimStockExchange (SSE) model. It focuses solely on the behavior and decisions of the investor agents within the simulation.</text:p>
            <text:p/>
          </table:table-cell>
          <table:table-cell table:style-name="ce44" office:value-type="string" calcext:value-type="string">
            <text:p>CentralMarket agent </text:p>
          </table:table-cell>
          <table:table-cell table:style-name="ce41" office:value-type="string" calcext:value-type="string">
            <text:p>The agents appear to be rational within the context of the simulation model. They make decisions based on a variety of factors, including their own confidence, expected stock prices, and social influences. They adjust their confidence based on their success in the market, which reflects rational behavior.</text:p>
            <text:p/>
          </table:table-cell>
          <table:table-cell table:style-name="ce41" office:value-type="string" calcext:value-type="string">
            <text:p>The multi-agent system is designed to simulate a stock exchange with various investors making investment decisions based on individual and collective behaviors. Agents use risk-reducing strategies, confidence levels, and social network information to inform their decisions. The model includes feedback mechanisms to account for the influence of successful agents on the market.</text:p>
            <text:p/>
          </table:table-cell>
          <table:table-cell table:style-name="ce41" office:value-type="string" calcext:value-type="string">
            <text:p>The text mentions references to empirical studies and literature on social network structures, such as Barabasi, Ford, Newman, Wellman, Berkowitz, and Laland. </text:p>
          </table:table-cell>
          <table:table-cell/>
          <table:table-cell table:style-name="Default" table:number-columns-repeated="6"/>
          <table:table-cell table:number-columns-repeated="996"/>
        </table:table-row>
        <table:table-row table:style-name="ro27">
          <table:table-cell table:style-name="ce41" office:value-type="float" office:value="6" calcext:value-type="float">
            <text:p>6</text:p>
          </table:table-cell>
          <table:table-cell table:style-name="ce41" office:value-type="string" calcext:value-type="string">
            <text:p>Yosra Mefteh Rekik &amp; <text:s text:c="2"/>Wafik Hachicha &amp; <text:s text:c="2"/>Younes Boujelbene</text:p>
          </table:table-cell>
          <table:table-cell table:style-name="ce41" office:value-type="float" office:value="3" calcext:value-type="float">
            <text:p>3</text:p>
          </table:table-cell>
          <table:table-cell table:style-name="ce41" office:value-type="string" calcext:value-type="string">
            <text:p>Agent-based Modeling and Investors’ Behavior Explanation of Asset Price Dynamics on Artificial Financial Markets</text:p>
          </table:table-cell>
          <table:table-cell table:style-name="ce41"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41" office:value-type="float" office:value="2014" calcext:value-type="float">
            <text:p>2014</text:p>
          </table:table-cell>
          <table:table-cell table:style-name="ce41" office:value-type="string" calcext:value-type="string">
            <text:p>Procedia Economics and Finance</text:p>
          </table:table-cell>
          <table:table-cell table:style-name="ce41" office:value-type="string" calcext:value-type="string">
            <text:p>na</text:p>
          </table:table-cell>
          <table:table-cell table:style-name="ce41" office:value-type="string" calcext:value-type="string">
            <text:p>ScienceDirect</text:p>
          </table:table-cell>
          <table:table-cell table:style-name="ce41"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41"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41"/>
          <table:table-cell table:style-name="ce41" office:value-type="string" calcext:value-type="string">
            <text:p>The paper does not specify the language or framework used for the implementation of the agents. Therefore, it is unclear if the agents were implemented using JADE, Jason, NetLogo, Python, or other languages or frameworks.</text:p>
          </table:table-cell>
          <table:table-cell table:style-name="ce41" office:value-type="string" calcext:value-type="string">
            <text:p>NA</text:p>
          </table:table-cell>
          <table:table-cell table:style-name="ce41" office:value-type="string" calcext:value-type="string">
            <text:p>The paper mentions three types of investors in the artificial financial market: fundamentalists, non-fundamentalists, and loss-averse investors.</text:p>
          </table:table-cell>
          <table:table-cell table:style-name="ce41" office:value-type="string" calcext:value-type="string">
            <text:p>The paper describes the use of ANN to model the behavior of investors in the artificial market. Each type of investor has different behaviors:</text:p>
            <text:p>Fundamentalists: Make investment decisions based on fundamental values, and their expectations are formed using ANN.</text:p>
            <text:p>Non-fundamentalists (e.g., herd investors, anchoring heuristic investors): Make decisions based on market trends or biases.</text:p>
            <text:p>Loss-averse investors: Use ANN for forecasts but may be reluctant to realize losses.</text:p>
          </table:table-cell>
          <table:table-cell table:style-name="ce41" office:value-type="string" calcext:value-type="string">
            <text:p>he paper primarily focuses on the three types of investors and does not seem to discuss the implementation of other specific agents in detail.</text:p>
          </table:table-cell>
          <table:table-cell table:style-name="ce44" office:value-type="string" calcext:value-type="string">
            <text:p>2. Platform:</text:p>
          </table:table-cell>
          <table:table-cell table:style-name="ce41" office:value-type="string" calcext:value-type="string">
            <text:p>The agents exhibit a mix of rational and irrational behavior. For example, fundamentalists operate on rational decision-making based on fundamental values, while non-fundamentalist and loss-averse investors may act irrationally based on biases and aversion to loss.</text:p>
          </table:table-cell>
          <table:table-cell table:style-name="ce41" office:value-type="string" calcext:value-type="string">
            <text:p>The paper uses an agent-based approach to model a virtual financial market with different types of investors. This approach allows the authors to study the impact of heterogeneity and behavioral biases on market dynamics.</text:p>
          </table:table-cell>
          <table:table-cell table:style-name="ce41" office:value-type="string" calcext:value-type="string">
            <text:p>Agent-Based Models in Finance:</text:p>
            <text:p>LeBaron and Others: Multiple references (LeBaron, 2001, 2002, 2005, 2006; Palmer et al., 1998; Arthur et al., 1997; Levy et al., 2000) discuss agent-based computational finance and artificial stock markets. These works describe the creation and use of agents in financial market simulations and explore different strategies and market dynamics.</text:p>
            <text:p>Lux and Marchesi (2000): Discuss volatility clustering in financial markets through the use of financial agents.</text:p>
            <text:p>Rationality and Behavioral Finance:</text:p>
            <text:p>Barberis and Thaler (2003) and other authors like Graham (1999) delve into behavioral finance, which challenges traditional views of rational agents in financial markets.</text:p>
            <text:p>Hommes (2001) and Hommes and Brock (2006) explore financial markets as nonlinear adaptive systems with heterogeneous beliefs.</text:p>
            <text:p>Neural Networks and Computational Intelligence:</text:p>
            <text:p>References such as Haykin (1999) and Wasserman (1989) address the use of neural networks in computational intelligence.</text:p>
            <text:p>Hachicha and Ghorbel (2012) provide insights into the use of neural networks and simulation meta-modeling.</text:p>
            <text:p>Stock Market Modeling and Simulation:</text:p>
            <text:p>Grothmann (2002) and Martinez-Jaramillo (2007) focus on multi-agent modeling and simulations to understand market dynamics.</text:p>
            <text:p>Mathieu, Beauls, and Brandouy (2010) discuss using simulation to understand market dynamics, emphasizing the role of multi-agent systems.</text:p>
            <text:p>Artificial Financial Markets:</text:p>
            <text:p>Chen (2007) and Hiroshi Takahashi and Takao Terano (2003) investigate computational intelligence agents in economics and finance, including stock price predictions and asset price fluctuations.</text:p>
            <text:p>Levy et al. (2000) provide a microscopic simulation of financial markets.</text:p>
          </table:table-cell>
          <table:table-cell/>
          <table:table-cell table:style-name="Default" table:number-columns-repeated="6"/>
          <table:table-cell table:number-columns-repeated="996"/>
        </table:table-row>
        <table:table-row table:style-name="ro28">
          <table:table-cell table:style-name="ce41" office:value-type="float" office:value="7" calcext:value-type="float">
            <text:p>7</text:p>
          </table:table-cell>
          <table:table-cell table:style-name="ce41" office:value-type="string" calcext:value-type="string">
            <text:p>A. O. I. Hoffmann &amp; <text:s text:c="2"/>S. A. Delre &amp; <text:s text:c="2"/>J. H. von Eije <text:s/>&amp; <text:s text:c="2"/>W. Jager </text:p>
          </table:table-cell>
          <table:table-cell table:style-name="ce41" office:value-type="float" office:value="4" calcext:value-type="float">
            <text:p>4</text:p>
          </table:table-cell>
          <table:table-cell table:style-name="ce41" office:value-type="string" calcext:value-type="string">
            <text:p>Artificial Multi-Agent Stock Markets: Simple Strategies, Complex Outcomes</text:p>
          </table:table-cell>
          <table:table-cell table:style-name="ce41" office:value-type="string" calcext:value-type="string">
            <text:p>NA</text:p>
          </table:table-cell>
          <table:table-cell table:style-name="ce41" office:value-type="float" office:value="2006" calcext:value-type="float">
            <text:p>2006</text:p>
          </table:table-cell>
          <table:table-cell table:style-name="ce41" office:value-type="string" calcext:value-type="string">
            <text:p>Springer Berlin Heidelberg</text:p>
            <text:p/>
          </table:table-cell>
          <table:table-cell table:style-name="ce41" office:value-type="string" calcext:value-type="string">
            <text:p>na</text:p>
          </table:table-cell>
          <table:table-cell table:style-name="ce41" office:value-type="string" calcext:value-type="string">
            <text:p>Springer</text:p>
          </table:table-cell>
          <table:table-cell table:style-name="ce41"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41"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41" office:value-type="string" calcext:value-type="string">
            <text:p>Yes, agents were implemented</text:p>
          </table:table-cell>
          <table:table-cell table:style-name="ce41"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41" office:value-type="string" calcext:value-type="string">
            <text:p>Code is not available online</text:p>
          </table:table-cell>
          <table:table-cell table:style-name="ce41" office:value-type="string" calcext:value-type="string">
            <text:p>The paper does not provide specific names for the agents. However, the agents are characterized by their strategies: fundamentally based (referred to as α-strategy) or socially based trend-following (referred to as β-strategy).</text:p>
          </table:table-cell>
          <table:table-cell table:style-name="ce41" office:value-type="string" calcext:value-type="string">
            <text:p>The agents follow either a fundamentally based "rational" strategy (α-strategy) or a socially based trend-following strategy (β-strategy). The α-strategy involves buying when the market price is below a long-run investment value (u) and selling when it is above. The β-strategy involves buying when the price is expected to trend upwards and selling when it's expected to trend downwards.</text:p>
          </table:table-cell>
          <table:table-cell table:style-name="ce41" office:value-type="string" calcext:value-type="string">
            <text:p>The paper focuses primarily on the fundamental (α-strategy) and trend-following (β-strategy) agents, without discussing other types of agents in detail.</text:p>
          </table:table-cell>
          <table:table-cell table:style-name="ce44" office:value-type="string" calcext:value-type="string">
            <text:p>The agents are developed using the MadKit platform.</text:p>
          </table:table-cell>
          <table:table-cell table:style-name="ce41" office:value-type="string" calcext:value-type="string">
            <text:p>The agents demonstrate a degree of rationality in the sense that their decisions are based on observed market prices and fundamental values. However, their strategies are also influenced by their social susceptibility (Si), which can change over time, adding a dynamic and adaptive element to their behavior.</text:p>
          </table:table-cell>
          <table:table-cell table:style-name="ce41" office:value-type="string" calcext:value-type="string">
            <text:p>The paper outlines the approach of developing the Multi-Agent System (MAS) by formalizing micro-level agent rules representing investor behavior, then simulating a population of investor agents with these rules, and finally analyzing the macro-level results (e.g., stock price or returns time series) of the simulation and comparing them with real market data.</text:p>
          </table:table-cell>
          <table:table-cell table:style-name="ce41" office:value-type="string" calcext:value-type="string">
            <text:p>Hoffmann, A. O. I., Delre, S. A., Von Eije, J. H., &amp; Jager, W. (2006). Artificial Multi-Agent Stock Markets: Simple Strategies, Complex Outcomes. In C. Bruun (Ed.), Advances in Artificial Economics: The Economy as a Complex Dynamic System (pp. 167-176). Heidelberg: Springer Verlag.</text:p>
          </table:table-cell>
          <table:table-cell/>
          <table:table-cell table:style-name="Default" table:number-columns-repeated="6"/>
          <table:table-cell table:number-columns-repeated="996"/>
        </table:table-row>
        <table:table-row table:style-name="ro29">
          <table:table-cell table:style-name="ce41" office:value-type="float" office:value="8" calcext:value-type="float">
            <text:p>8</text:p>
          </table:table-cell>
          <table:table-cell table:style-name="ce41" office:value-type="string" calcext:value-type="string">
            <text:p>Marcin Hernes &amp; <text:s text:c="2"/>Ngoc Thanh Nguyen</text:p>
          </table:table-cell>
          <table:table-cell table:style-name="ce41" office:value-type="float" office:value="2" calcext:value-type="float">
            <text:p>2</text:p>
          </table:table-cell>
          <table:table-cell table:style-name="ce41" office:value-type="string" calcext:value-type="string">
            <text:p>Application of Cognitive Architecture in Multi-Agent Financial Decision Support Systems</text:p>
          </table:table-cell>
          <table:table-cell table:style-name="ce41"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41" office:value-type="float" office:value="2023" calcext:value-type="float">
            <text:p>2023</text:p>
          </table:table-cell>
          <table:table-cell table:style-name="ce41" office:value-type="string" calcext:value-type="string">
            <text:p>Springer London</text:p>
          </table:table-cell>
          <table:table-cell table:style-name="ce41" office:value-type="string" calcext:value-type="string">
            <text:p>na</text:p>
          </table:table-cell>
          <table:table-cell table:style-name="ce41" office:value-type="string" calcext:value-type="string">
            <text:p>Springer</text:p>
          </table:table-cell>
          <table:table-cell table:style-name="ce41"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41" office:value-type="string" calcext:value-type="string">
            <text:p>https://link.springer.com/chapter/10.1007/978-1-4471-7503-2_49#citeas</text:p>
          </table:table-cell>
          <table:table-cell table:style-name="ce41" office:value-type="string" calcext:value-type="string">
            <text:p>YeS, agents were implemented</text:p>
          </table:table-cell>
          <table:table-cell table:style-name="ce41"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ce41" office:value-type="string" calcext:value-type="string">
            <text:p>source code is not available online</text:p>
          </table:table-cell>
          <table:table-cell table:style-name="ce41" table:number-columns-repeated="3"/>
          <table:table-cell table:style-name="ce44" office:value-type="string" calcext:value-type="string">
            <text:p>3. Source Code:</text:p>
          </table:table-cell>
          <table:table-cell table:style-name="ce41" table:number-columns-repeated="3"/>
          <table:table-cell/>
          <table:table-cell table:style-name="Default" table:number-columns-repeated="6"/>
          <table:table-cell table:number-columns-repeated="996"/>
        </table:table-row>
        <table:table-row table:style-name="ro29">
          <table:table-cell table:style-name="ce41" office:value-type="float" office:value="9" calcext:value-type="float">
            <text:p>9</text:p>
          </table:table-cell>
          <table:table-cell table:style-name="ce41" office:value-type="string" calcext:value-type="string">
            <text:p>Steven D. Silver &amp; <text:s/>Marko Raseta <text:s/>&amp; <text:s/>Alina Bazarova</text:p>
          </table:table-cell>
          <table:table-cell table:style-name="ce41" office:value-type="float" office:value="3" calcext:value-type="float">
            <text:p>3</text:p>
          </table:table-cell>
          <table:table-cell table:style-name="ce41" office:value-type="string" calcext:value-type="string">
            <text:p>Dynamics of Phase Transitions in Expectations for Financial Markets: An Agent-Based, Multicomponent Model</text:p>
          </table:table-cell>
          <table:table-cell table:style-name="ce41"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41" office:value-type="float" office:value="2022" calcext:value-type="float">
            <text:p>2022</text:p>
          </table:table-cell>
          <table:table-cell table:style-name="ce41" office:value-type="string" calcext:value-type="string">
            <text:p>Journal of Behavioral Finance</text:p>
          </table:table-cell>
          <table:table-cell table:style-name="ce41" office:value-type="string" calcext:value-type="string">
            <text:p>na</text:p>
          </table:table-cell>
          <table:table-cell table:style-name="ce41" office:value-type="string" calcext:value-type="string">
            <text:p>Springer</text:p>
          </table:table-cell>
          <table:table-cell table:style-name="ce41"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41" table:number-columns-repeated="2"/>
          <table:table-cell table:style-name="ce41" office:value-type="string" calcext:value-type="string">
            <text:p>support system (MAFDSS). This system is built using the</text:p>
          </table:table-cell>
          <table:table-cell table:style-name="ce41" office:value-type="string" calcext:value-type="string">
            <text:p>NA</text:p>
          </table:table-cell>
          <table:table-cell table:style-name="ce41" office:value-type="string" calcext:value-type="string">
            <text:p>There are no specific agents named in the text.</text:p>
          </table:table-cell>
          <table:table-cell table:style-name="ce41" office:value-type="string" calcext:value-type="string">
            <text:p>The paper discusses AI's general features such as fraud detection, portfolio management, sentiment analysis, and product recommendations, as well as how AI uses data and algorithms to assist in decision-making.</text:p>
          </table:table-cell>
          <table:table-cell table:style-name="ce41" office:value-type="string" calcext:value-type="string">
            <text:p>he paper does not discuss specific other agents and their implementations. It focuses on the overall impact of AI on finance.</text:p>
          </table:table-cell>
          <table:table-cell table:style-name="ce44" office:value-type="string" calcext:value-type="string">
            <text:p>The information does not mention a specific URL where the source code can be found. Therefore, there is no direct link or URL provided for the source code, so the answer is no.</text:p>
          </table:table-cell>
          <table:table-cell table:style-name="ce41" office:value-type="string" calcext:value-type="string">
            <text:p>The paper doesn't delve into whether the agents discussed are rational. However, the use of AI for data-driven decision-making and behavior analysis suggests an approach based on reasoning and logic.</text:p>
          </table:table-cell>
          <table:table-cell table:style-name="ce41" office:value-type="string" calcext:value-type="string">
            <text:p>The paper doesn't provide details on the development approach of multi-agent systems (MAS). It focuses on the impact of AI and social media on finance.</text:p>
          </table:table-cell>
          <table:table-cell table:style-name="ce41" office:value-type="string" calcext:value-type="string">
            <text:p>The paper includes a list of references from various sources such as articles, research papers, and other online sources. These references provide insights into the role of AI in finance, its impact on various aspects of investing, and how it affects trader behavior.</text:p>
          </table:table-cell>
          <table:table-cell/>
          <table:table-cell table:style-name="Default" table:number-columns-repeated="6"/>
          <table:table-cell table:number-columns-repeated="996"/>
        </table:table-row>
        <table:table-row table:style-name="ro30">
          <table:table-cell table:style-name="ce41" office:value-type="float" office:value="10" calcext:value-type="float">
            <text:p>10</text:p>
          </table:table-cell>
          <table:table-cell table:style-name="ce41" office:value-type="string" calcext:value-type="string">
            <text:p>Eduardo Barros  &amp;  Chase Popplewell  &amp;  Tizlam Muhammad</text:p>
            <text:p/>
          </table:table-cell>
          <table:table-cell table:style-name="ce41" office:value-type="float" office:value="3" calcext:value-type="float">
            <text:p>3</text:p>
          </table:table-cell>
          <table:table-cell table:style-name="ce41" office:value-type="string" calcext:value-type="string">
            <text:p>Behavioral Finance -Impact of Artificial Intelligence and Social Media Analytics on Investor and Trader Behavior</text:p>
          </table:table-cell>
          <table:table-cell table:style-name="ce41"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41" office:value-type="float" office:value="2021" calcext:value-type="float">
            <text:p>2021</text:p>
          </table:table-cell>
          <table:table-cell table:style-name="ce41" office:value-type="string" calcext:value-type="string">
            <text:p>Research Proposal @ ResearchGate</text:p>
          </table:table-cell>
          <table:table-cell table:style-name="ce41" office:value-type="string" calcext:value-type="string">
            <text:p>na</text:p>
          </table:table-cell>
          <table:table-cell table:style-name="ce41" office:value-type="string" calcext:value-type="string">
            <text:p>Google Scholar / edited</text:p>
          </table:table-cell>
          <table:table-cell table:style-name="ce41"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41" office:value-type="string" calcext:value-type="string">
            <text:p>https://www.researchgate.net/publication/355159676_Behavioral_Finance_-Impact_of_Artificial_Intelligence_and_Social_Media_Analytics_on_Investor_and_Trader_Behavior</text:p>
          </table:table-cell>
          <table:table-cell table:style-name="ce41"/>
          <table:table-cell table:style-name="ce41" office:value-type="string" calcext:value-type="string">
            <text:p>framework Learning Intelligent Distribution Agent (LIDA), The agents are implemented using NetLogo, a multi-agent programmable modeling environment.</text:p>
          </table:table-cell>
          <table:table-cell table:style-name="ce41" office:value-type="string" calcext:value-type="string">
            <text:p>NO</text:p>
          </table:table-cell>
          <table:table-cell table:style-name="ce41" office:value-type="string" calcext:value-type="string">
            <text:p>The agents include zero intelligent traders, fundamentalist traders, and traders using historical information in the decision-making process.</text:p>
          </table:table-cell>
          <table:table-cell table:style-name="ce41" office:value-type="string" calcext:value-type="string">
            <text:p>Each type of agent has specific features:</text:p>
            <text:p>Zero intelligent traders: Make decisions randomly regarding the market side and amount to trade.</text:p>
            <text:p>Fundamentalist traders: Decide based on the fundamental value of the asset.</text:p>
            <text:p>Traders using historical information: Use comparisons between the average short-term price and the average long-term price to detect trends.</text:p>
            <text:p/>
          </table:table-cell>
          <table:table-cell table:style-name="ce41" office:value-type="string" calcext:value-type="string">
            <text:p>Yes, the paper discusses the behavior of different types of traders and how they impact the stock market's stability and volatility.</text:p>
          </table:table-cell>
          <table:table-cell table:style-name="ce44" office:value-type="string" calcext:value-type="string">
            <text:p>If implemented, list agent name and platform they are developed on along with source code and features.</text:p>
            <text:p>Agents are developed on the NetLogo platform.</text:p>
            <text:p>The agent types include:</text:p>
            <text:p>Zero intelligent traders: Make decisions randomly.</text:p>
            <text:p>Fundamentalist traders: Base their decisions on the fundamental value of assets.</text:p>
            <text:p>Traders using historical information: Make decisions based on comparing short-term and long-term average prices.</text:p>
            <text:p/>
          </table:table-cell>
          <table:table-cell table:style-name="ce41" office:value-type="string" calcext:value-type="string">
            <text:p>The agents represent various decision-making processes observed in stock markets and their collective interactions. These behaviors are modeled after common strategies in real-world financial markets.</text:p>
          </table:table-cell>
          <table:table-cell table:style-name="ce41" office:value-type="string" calcext:value-type="string">
            <text:p>The approach involves using multi-agent systems (MAS) to model the interactions and behaviors of different types of agents (traders) within a stock market simulation. It focuses on how their decisions and interactions affect market stability, volatility, and liquidity.</text:p>
          </table:table-cell>
          <table:table-cell table:style-name="ce41" office:value-type="string" calcext:value-type="string">
            <text:p>The paper references foundational works in financial markets and agent-based modeling (e.g., works by Alexander et al. (2001), Campbell et al. (1997), and Lahrichi (2013)).</text:p>
            <text:p/>
          </table:table-cell>
          <table:table-cell/>
          <table:table-cell table:style-name="Default" table:number-columns-repeated="6"/>
          <table:table-cell table:number-columns-repeated="996"/>
        </table:table-row>
        <table:table-row table:style-name="ro31">
          <table:table-cell table:style-name="ce42" office:value-type="float" office:value="12" calcext:value-type="float">
            <text:p>12</text:p>
          </table:table-cell>
          <table:table-cell table:style-name="ce42" office:value-type="string" calcext:value-type="string">
            <text:p>Cars Hommes</text:p>
          </table:table-cell>
          <table:table-cell table:style-name="ce42" office:value-type="float" office:value="1" calcext:value-type="float">
            <text:p>1</text:p>
          </table:table-cell>
          <table:table-cell table:style-name="ce42" office:value-type="string" calcext:value-type="string">
            <text:p><text:s text:c="2"/>Interacting Agents in Finance</text:p>
          </table:table-cell>
          <table:table-cell table:style-name="ce42"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42" office:value-type="float" office:value="2006" calcext:value-type="float">
            <text:p>2006</text:p>
          </table:table-cell>
          <table:table-cell table:style-name="ce42" office:value-type="string" calcext:value-type="string">
            <text:p>Tinbergen Institute, Tinbergen Institute Discussion Papers</text:p>
          </table:table-cell>
          <table:table-cell table:style-name="ce42" office:value-type="string" calcext:value-type="string">
            <text:p>na</text:p>
          </table:table-cell>
          <table:table-cell table:style-name="ce42" office:value-type="string" calcext:value-type="string">
            <text:p>repec.org edit</text:p>
          </table:table-cell>
          <table:table-cell table:style-name="ce42"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42" office:value-type="string" calcext:value-type="string">
            <text:p>https://ideas.repec.org/p/tin/wpaper/20060029.html</text:p>
          </table:table-cell>
          <table:table-cell table:style-name="ce42"/>
          <table:table-cell table:style-name="ce42" office:value-type="string" calcext:value-type="string">
            <text:p>The paper does not explicitly state which language or framework the agents are implemented</text:p>
          </table:table-cell>
          <table:table-cell table:style-name="ce42" office:value-type="string" calcext:value-type="string">
            <text:p>The paper does not provide any specific information regarding the availability of the code online. </text:p>
          </table:table-cell>
          <table:table-cell table:style-name="ce42" office:value-type="string" calcext:value-type="string">
            <text:p>The agents discussed in the paper are generally categorized into two groups: fundamentalists and chartists.</text:p>
          </table:table-cell>
          <table:table-cell table:style-name="ce42"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42" office:value-type="string" calcext:value-type="string">
            <text:p>The paper discusses the implementation of fundamentalist and chartist agents. It explores how these agents interact in financial markets and their impact on market behavior.</text:p>
          </table:table-cell>
          <table:table-cell table:style-name="ce45" office:value-type="string" calcext:value-type="string">
            <text:p>ExpertInvestor agents:</text:p>
          </table:table-cell>
          <table:table-cell table:style-name="ce42"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42"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42"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37"/>
          <table:table-cell table:style-name="Default" table:number-columns-repeated="6"/>
          <table:table-cell table:style-name="ce37" table:number-columns-repeated="996"/>
        </table:table-row>
        <table:table-row table:style-name="ro32">
          <table:table-cell table:style-name="ce42" office:value-type="float" office:value="13" calcext:value-type="float">
            <text:p>13</text:p>
          </table:table-cell>
          <table:table-cell table:style-name="ce42" office:value-type="string" calcext:value-type="string">
            <text:p>Florian Königstorfer &amp; <text:s text:c="2"/>Stefan Thalmann</text:p>
          </table:table-cell>
          <table:table-cell table:style-name="ce42" office:value-type="float" office:value="2" calcext:value-type="float">
            <text:p>2</text:p>
          </table:table-cell>
          <table:table-cell table:style-name="ce42" office:value-type="string" calcext:value-type="string">
            <text:p>Applications of Artificial Intelligence in commercial banks – A research agenda for behavioral finance</text:p>
          </table:table-cell>
          <table:table-cell table:style-name="ce42"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42" office:value-type="float" office:value="2020" calcext:value-type="float">
            <text:p>2020</text:p>
          </table:table-cell>
          <table:table-cell table:style-name="ce42" office:value-type="string" calcext:value-type="string">
            <text:p>Elsevier</text:p>
          </table:table-cell>
          <table:table-cell table:style-name="ce42" office:value-type="string" calcext:value-type="string">
            <text:p>na</text:p>
          </table:table-cell>
          <table:table-cell table:style-name="ce42" office:value-type="string" calcext:value-type="string">
            <text:p>ScienceDirect</text:p>
          </table:table-cell>
          <table:table-cell table:style-name="ce42"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42"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42"/>
          <table:table-cell table:style-name="ce42" office:value-type="string" calcext:value-type="string">
            <text:p>The text does not specify the language or framework used for implementing agents such as Python, Java, or others.</text:p>
          </table:table-cell>
          <table:table-cell table:style-name="ce42" office:value-type="string" calcext:value-type="string">
            <text:p>The text does not specify whether the code for the agents is available online.</text:p>
          </table:table-cell>
          <table:table-cell table:style-name="ce42" office:value-type="string" calcext:value-type="string">
            <text:p>Specific names of agents are not provided in the text.</text:p>
          </table:table-cell>
          <table:table-cell table:style-name="ce42"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42" office:value-type="string" calcext:value-type="string">
            <text:p>The text discusses various AI applications such as credit scoring algorithms, trading bots, and customer service bots, but does not provide specific names of other agents.</text:p>
          </table:table-cell>
          <table:table-cell table:style-name="ce45" office:value-type="string" calcext:value-type="string">
            <text:p>Make decisions based on four tests: stock evaluation, risk measuring, dividend rate measuring, and chart analysis.</text:p>
          </table:table-cell>
          <table:table-cell table:style-name="ce42" office:value-type="string" calcext:value-type="string">
            <text:p>The agents discussed in the text appear to be rational, aiming to make decisions based on economic theories and maximize utility or profit.</text:p>
          </table:table-cell>
          <table:table-cell table:style-name="ce42"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42"/>
          <table:table-cell table:style-name="ce37"/>
          <table:table-cell table:style-name="Default" table:number-columns-repeated="6"/>
          <table:table-cell table:style-name="ce37" table:number-columns-repeated="996"/>
        </table:table-row>
        <table:table-row table:style-name="ro33">
          <table:table-cell table:style-name="ce42" office:value-type="float" office:value="14" calcext:value-type="float">
            <text:p>14</text:p>
          </table:table-cell>
          <table:table-cell table:style-name="ce42" office:value-type="string" calcext:value-type="string">
            <text:p>Dalel Kanzari</text:p>
          </table:table-cell>
          <table:table-cell table:style-name="ce42" office:value-type="float" office:value="1" calcext:value-type="float">
            <text:p>1</text:p>
          </table:table-cell>
          <table:table-cell table:style-name="ce42" office:value-type="string" calcext:value-type="string">
            <text:p>Context-adaptive intelligent agents behaviors: multivariate LSTM-based decision making on the cryptocurrency market</text:p>
          </table:table-cell>
          <table:table-cell table:style-name="ce42"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42" office:value-type="float" office:value="2023" calcext:value-type="float">
            <text:p>2023</text:p>
          </table:table-cell>
          <table:table-cell table:style-name="ce42" office:value-type="string" calcext:value-type="string">
            <text:p>International Journal of Data Science and Analytics</text:p>
          </table:table-cell>
          <table:table-cell table:style-name="ce42" office:value-type="string" calcext:value-type="string">
            <text:p>na</text:p>
          </table:table-cell>
          <table:table-cell table:style-name="ce42" office:value-type="string" calcext:value-type="string">
            <text:p>ResearchGate</text:p>
          </table:table-cell>
          <table:table-cell table:style-name="ce42"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42" office:value-type="string" calcext:value-type="string">
            <text:p>https://link.springer.com/article/10.1007/s41060-023-00435-3#citeas</text:p>
          </table:table-cell>
          <table:table-cell table:style-name="ce42"/>
          <table:table-cell table:number-columns-repeated="2" table:style-name="ce42" office:value-type="string" calcext:value-type="string">
            <text:p>NA</text:p>
          </table:table-cell>
          <table:table-cell table:style-name="ce42"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42"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42" office:value-type="string" calcext:value-type="string">
            <text:p>NA</text:p>
          </table:table-cell>
          <table:table-cell table:style-name="ce45" office:value-type="string" calcext:value-type="string">
            <text:p>The decision is calculated as a weighted combination of these tests.</text:p>
          </table:table-cell>
          <table:table-cell table:style-name="ce42" office:value-type="string" calcext:value-type="string">
            <text:p>The paper discusses rational agents and their dominant role in closely aligning with real market dynamics and accurately predicting market trends.</text:p>
          </table:table-cell>
          <table:table-cell table:style-name="ce42"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42"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37"/>
          <table:table-cell table:style-name="Default" table:number-columns-repeated="6"/>
          <table:table-cell table:style-name="ce37" table:number-columns-repeated="996"/>
        </table:table-row>
        <table:table-row table:style-name="ro34">
          <table:table-cell table:style-name="ce42" office:value-type="float" office:value="15" calcext:value-type="float">
            <text:p>15</text:p>
          </table:table-cell>
          <table:table-cell table:style-name="ce42" office:value-type="string" calcext:value-type="string">
            <text:p>Zahra Kodia &amp; <text:s/>Lamjed Ben Said &amp; <text:s/>Gh{\'{e}}dira</text:p>
          </table:table-cell>
          <table:table-cell table:style-name="ce42" office:value-type="float" office:value="3" calcext:value-type="float">
            <text:p>3</text:p>
          </table:table-cell>
          <table:table-cell table:style-name="ce42" office:value-type="string" calcext:value-type="string">
            <text:p>A Study of Stock Market Trading Behavior and Social Interactions through</text:p>
            <text:p>                  a Multi Agent Based Simulation</text:p>
          </table:table-cell>
          <table:table-cell table:style-name="ce42"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42" office:value-type="float" office:value="2010" calcext:value-type="float">
            <text:p>2010</text:p>
          </table:table-cell>
          <table:table-cell table:style-name="ce42" office:value-type="string" calcext:value-type="string">
            <text:p>Springer</text:p>
          </table:table-cell>
          <table:table-cell table:style-name="ce42"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42" office:value-type="string" calcext:value-type="string">
            <text:p>dblp</text:p>
          </table:table-cell>
          <table:table-cell table:style-name="ce42"/>
          <table:table-cell table:style-name="ce42" office:value-type="string" calcext:value-type="string">
            <text:p>https://www.researchgate.net/publication/221254733_A_Study_of_Stock_Market_Trading_Behavior_and_Social_Interactions_through_a_Multi_Agent_Based_Simulation</text:p>
          </table:table-cell>
          <table:table-cell table:style-name="ce42"/>
          <table:table-cell table:style-name="ce42"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42" office:value-type="string" calcext:value-type="string">
            <text:p>The information provided does not specify whether the code is available online. </text:p>
          </table:table-cell>
          <table:table-cell table:style-name="ce42"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42"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42" office:value-type="string" calcext:value-type="string">
            <text:p>he references provided focus primarily on ExpertTrader, NoviceTrader, and CentralMarket agents. There is no specific mention of other distinct types of agents.</text:p>
          </table:table-cell>
          <table:table-cell table:style-name="ce45" office:value-type="string" calcext:value-type="string">
            <text:p>NoviceInvestor agents:</text:p>
          </table:table-cell>
          <table:table-cell table:style-name="ce42"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42"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42"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37"/>
          <table:table-cell table:style-name="Default" table:number-columns-repeated="6"/>
          <table:table-cell table:style-name="ce37" table:number-columns-repeated="996"/>
        </table:table-row>
        <table:table-row table:style-name="ro35">
          <table:table-cell table:style-name="ce42" office:value-type="float" office:value="16" calcext:value-type="float">
            <text:p>16</text:p>
          </table:table-cell>
          <table:table-cell table:style-name="ce42" office:value-type="string" calcext:value-type="string">
            <text:p>Heba M. Ezzat Dr. </text:p>
          </table:table-cell>
          <table:table-cell table:style-name="ce42" office:value-type="float" office:value="1" calcext:value-type="float">
            <text:p>1</text:p>
          </table:table-cell>
          <table:table-cell table:style-name="ce42" office:value-type="string" calcext:value-type="string">
            <text:p>Behavioral Agent-Based F al Agent-Based Framework for Inter amework for Interacting Financial acting Financial</text:p>
            <text:p>Markets </text:p>
          </table:table-cell>
          <table:table-cell table:style-name="ce42"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42" office:value-type="float" office:value="2020" calcext:value-type="float">
            <text:p>2020</text:p>
          </table:table-cell>
          <table:table-cell table:style-name="ce42" office:value-type="string" calcext:value-type="string">
            <text:p>Emerald Publishing Limited</text:p>
          </table:table-cell>
          <table:table-cell table:style-name="ce42" office:value-type="string" calcext:value-type="string">
            <text:p>na</text:p>
          </table:table-cell>
          <table:table-cell table:style-name="ce42" office:value-type="string" calcext:value-type="string">
            <text:p>ResearchGate</text:p>
          </table:table-cell>
          <table:table-cell table:style-name="ce42"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42" office:value-type="string" calcext:value-type="string">
            <text:p>https://buescholar.bue.edu.eg/cgi/viewcontent.cgi?article=1022&amp;context=bus_admin</text:p>
          </table:table-cell>
          <table:table-cell table:style-name="ce42"/>
          <table:table-cell table:style-name="ce42" office:value-type="string" calcext:value-type="string">
            <text:p>he information provided does not specify the language or framework used for implementing the agents. Please provide this information if available.</text:p>
          </table:table-cell>
          <table:table-cell table:style-name="ce42" office:value-type="string" calcext:value-type="string">
            <text:p>There is no mention of the availability of the code online. </text:p>
          </table:table-cell>
          <table:table-cell table:style-name="ce42" office:value-type="string" calcext:value-type="string">
            <text:p>The agents in the model are referred to as traders and market makers. These agents populate the artificial markets, Market X and Market Z.</text:p>
          </table:table-cell>
          <table:table-cell table:style-name="ce42"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42"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45" office:value-type="string" calcext:value-type="string">
            <text:p>Primarily rely on chart analysis and filtered information from their neighborhood for decision-making.</text:p>
          </table:table-cell>
          <table:table-cell table:style-name="ce42"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42"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42"/>
          <table:table-cell table:style-name="ce37"/>
          <table:table-cell table:style-name="Default" table:number-columns-repeated="6"/>
          <table:table-cell table:style-name="ce37" table:number-columns-repeated="996"/>
        </table:table-row>
        <table:table-row table:style-name="ro36">
          <table:table-cell table:style-name="ce42" office:value-type="float" office:value="17" calcext:value-type="float">
            <text:p>17</text:p>
          </table:table-cell>
          <table:table-cell table:style-name="ce42" office:value-type="string" calcext:value-type="string">
            <text:p>Qiuyue Zhang &amp; <text:s/>Yunfeng Zhang &amp; <text:s/>Xunxiang Yao &amp; <text:s/>Shilong Li &amp; <text:s/>Caiming Zhang &amp; <text:s/>Peide Liu</text:p>
          </table:table-cell>
          <table:table-cell table:style-name="ce42" office:value-type="float" office:value="6" calcext:value-type="float">
            <text:p>6</text:p>
          </table:table-cell>
          <table:table-cell table:style-name="ce42" office:value-type="string" calcext:value-type="string">
            <text:p>A Dynamic Attributes-driven Graph Attention Network Modeling on Behavioral Finance for Stock Prediction</text:p>
          </table:table-cell>
          <table:table-cell table:style-name="ce42"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42" office:value-type="float" office:value="2023" calcext:value-type="float">
            <text:p>2023</text:p>
          </table:table-cell>
          <table:table-cell table:style-name="ce42" office:value-type="string" calcext:value-type="string">
            <text:p>{ACM} Trans. Knowl. Discov. Data</text:p>
          </table:table-cell>
          <table:table-cell table:style-name="ce42"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42" office:value-type="string" calcext:value-type="string">
            <text:p>dblp</text:p>
          </table:table-cell>
          <table:table-cell table:style-name="ce42"/>
          <table:table-cell table:style-name="ce42" office:value-type="string" calcext:value-type="string">
            <text:p>https://dl.acm.org/doi/pdf/10.1145/3611311</text:p>
          </table:table-cell>
          <table:table-cell table:style-name="ce42"/>
          <table:table-cell table:style-name="ce42" office:value-type="string" calcext:value-type="string">
            <text:p>The implementation of the described model is done in Python using the PyTorch framework. The optimizer used is Adam, and the learning rate is set to 0.0005.</text:p>
          </table:table-cell>
          <table:table-cell table:style-name="ce42" office:value-type="string" calcext:value-type="string">
            <text:p>The text provided does not specify whether the code is available online</text:p>
          </table:table-cell>
          <table:table-cell table:style-name="ce42" office:value-type="string" calcext:value-type="string">
            <text:p>The model is named "DGATS," which stands for Deep Graph Attention Temporal System.</text:p>
          </table:table-cell>
          <table:table-cell table:style-name="ce42"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42" office:value-type="string" calcext:value-type="string">
            <text:p>Yes, the paper discusses other agent implementations for comparison purposes, such as StockNet, LSTM+PS, LSTM+GCN, RSR, AD-GAT, TRAN, RA-AGAT, MAC, and TRPCA.</text:p>
          </table:table-cell>
          <table:table-cell table:style-name="ce45" office:value-type="string" calcext:value-type="string">
            <text:p>Intermediary agents:</text:p>
          </table:table-cell>
          <table:table-cell table:style-name="ce42"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42"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42"/>
          <table:table-cell table:style-name="ce37"/>
          <table:table-cell table:style-name="Default" table:number-columns-repeated="6"/>
          <table:table-cell table:style-name="ce37" table:number-columns-repeated="996"/>
        </table:table-row>
        <table:table-row table:style-name="ro37">
          <table:table-cell table:style-name="ce42" office:value-type="float" office:value="18" calcext:value-type="float">
            <text:p>18</text:p>
          </table:table-cell>
          <table:table-cell table:style-name="ce42" office:value-type="string" calcext:value-type="string">
            <text:p>Gaofeng Zou <text:s/>&amp; <text:s text:c="2"/>Qiyuan Cheng <text:s/>&amp; <text:s text:c="2"/>Zhenwei Lv <text:s/>&amp; <text:s text:c="2"/>John Edmunds <text:s/>&amp; <text:s text:c="2"/>Xiaopeng Zhai </text:p>
          </table:table-cell>
          <table:table-cell table:style-name="ce42" office:value-type="float" office:value="5" calcext:value-type="float">
            <text:p>5</text:p>
          </table:table-cell>
          <table:table-cell table:style-name="ce42" office:value-type="string" calcext:value-type="string">
            <text:p>Investor Sentiment and IPOs Anomalies: An Agent-Based Computational Finance</text:p>
            <text:p/>
          </table:table-cell>
          <table:table-cell table:style-name="ce42"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42" office:value-type="float" office:value="2017" calcext:value-type="float">
            <text:p>2017</text:p>
          </table:table-cell>
          <table:table-cell table:style-name="ce42" office:value-type="string" calcext:value-type="string">
            <text:p>EURASIA Journal of Mathematics, Science and Technology Education</text:p>
          </table:table-cell>
          <table:table-cell table:style-name="ce42" office:value-type="string" calcext:value-type="string">
            <text:p>na</text:p>
          </table:table-cell>
          <table:table-cell table:style-name="ce42" office:value-type="string" calcext:value-type="string">
            <text:p>GoogleScholar</text:p>
          </table:table-cell>
          <table:table-cell table:style-name="ce42"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42" office:value-type="string" calcext:value-type="string">
            <text:p>t-and-ipos-anomalies-an-agent-based-computational-finance-5159.pdf</text:p>
          </table:table-cell>
          <table:table-cell table:style-name="ce42"/>
          <table:table-cell table:style-name="ce42" office:value-type="string" calcext:value-type="string">
            <text:p>The optimizer used is Adam, and the learning rate is set to 0.0005</text:p>
          </table:table-cell>
          <table:table-cell table:style-name="ce42"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42" office:value-type="string" calcext:value-type="string">
            <text:p>The study uses agents representing institutional and individual investors with different levels of sentiment. Specific agent names are not mentioned in the information.</text:p>
          </table:table-cell>
          <table:table-cell table:style-name="ce42"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42"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45" office:value-type="string" calcext:value-type="string">
            <text:p>Not explicitly described in the provided text, but they likely facilitate interactions between ExpertInvestor and NoviceInvestor agents.</text:p>
          </table:table-cell>
          <table:table-cell table:style-name="ce42"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42"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42"/>
          <table:table-cell table:style-name="ce37"/>
          <table:table-cell table:style-name="Default" table:number-columns-repeated="6"/>
          <table:table-cell table:style-name="ce37" table:number-columns-repeated="996"/>
        </table:table-row>
        <table:table-row table:style-name="ro38">
          <table:table-cell table:style-name="ce41" office:value-type="float" office:value="19" calcext:value-type="float">
            <text:p>19</text:p>
          </table:table-cell>
          <table:table-cell table:style-name="ce41" office:value-type="string" calcext:value-type="string">
            <text:p>Hiroshi Takahashi &amp; <text:s/>Takao Terano </text:p>
          </table:table-cell>
          <table:table-cell table:style-name="ce41" office:value-type="float" office:value="2" calcext:value-type="float">
            <text:p>2</text:p>
          </table:table-cell>
          <table:table-cell table:style-name="ce41" office:value-type="string" calcext:value-type="string">
            <text:p>Agent-Based Approach to Investors' Behavior and Asset Price Fluctuation in Financial Markets</text:p>
          </table:table-cell>
          <table:table-cell table:style-name="ce41"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41" office:value-type="float" office:value="2003" calcext:value-type="float">
            <text:p>2003</text:p>
          </table:table-cell>
          <table:table-cell table:style-name="ce41" office:value-type="string" calcext:value-type="string">
            <text:p>Journal of Artificial Societies and Social Simulation </text:p>
          </table:table-cell>
          <table:table-cell table:style-name="ce41"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41" office:value-type="string" calcext:value-type="string">
            <text:p>dblp</text:p>
          </table:table-cell>
          <table:table-cell table:style-name="ce41"/>
          <table:table-cell table:style-name="ce41" office:value-type="string" calcext:value-type="string">
            <text:p>https://jasss.soc.surrey.ac.uk/6/3/3.html</text:p>
          </table:table-cell>
          <table:table-cell table:style-name="ce41" office:value-type="string" calcext:value-type="string">
            <text:p>yes</text:p>
          </table:table-cell>
          <table:table-cell table:style-name="ce41" office:value-type="string" calcext:value-type="string">
            <text:p>c++</text:p>
          </table:table-cell>
          <table:table-cell table:style-name="ce41" office:value-type="string" calcext:value-type="string">
            <text:p>Sample code available in the paper. Rest can be found online</text:p>
          </table:table-cell>
          <table:table-cell table:style-name="ce41" office:value-type="string" calcext:value-type="string">
            <text:p>Simulations of economic models were run</text:p>
          </table:table-cell>
          <table:table-cell table:style-name="ce41" office:value-type="string" calcext:value-type="string">
            <text:p>Multiple agents were created and a simulation based on rules was done to compare agent based to real time data</text:p>
          </table:table-cell>
          <table:table-cell table:style-name="ce41" office:value-type="string" calcext:value-type="string">
            <text:p>The paper discusses models of creating agents but does not talk any agents in specific</text:p>
          </table:table-cell>
          <table:table-cell table:style-name="ce44" office:value-type="string" calcext:value-type="string">
            <text:p>CentralMarket agent:</text:p>
          </table:table-cell>
          <table:table-cell table:style-name="ce41" office:value-type="string" calcext:value-type="string">
            <text:p>rational/irrational</text:p>
          </table:table-cell>
          <table:table-cell table:style-name="ce41" office:value-type="string" calcext:value-type="string">
            <text:p>ground up from mathematical or economic models to run simulations</text:p>
          </table:table-cell>
          <table:table-cell table:style-name="ce41" office:value-type="string" calcext:value-type="string">
            <text:p>na</text:p>
          </table:table-cell>
          <table:table-cell/>
          <table:table-cell table:style-name="Default" table:number-columns-repeated="6"/>
          <table:table-cell table:number-columns-repeated="996"/>
        </table:table-row>
        <table:table-row table:style-name="ro39">
          <table:table-cell table:style-name="ce41" office:value-type="float" office:value="20" calcext:value-type="float">
            <text:p>20</text:p>
          </table:table-cell>
          <table:table-cell table:style-name="ce41" office:value-type="string" calcext:value-type="string">
            <text:p>Mario A. Bertella &amp; <text:s/>Felipe R. Pires &amp; <text:s/>Ling Feng <text:s/>&amp; <text:s/>Harry Eugene Stanley</text:p>
          </table:table-cell>
          <table:table-cell table:style-name="ce41" office:value-type="float" office:value="4" calcext:value-type="float">
            <text:p>4</text:p>
          </table:table-cell>
          <table:table-cell table:style-name="ce41" office:value-type="string" calcext:value-type="string">
            <text:p>Confidence and the Stock Market: An Agent-Based Approach</text:p>
          </table:table-cell>
          <table:table-cell table:style-name="ce41"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41" office:value-type="float" office:value="2014" calcext:value-type="float">
            <text:p>2014</text:p>
          </table:table-cell>
          <table:table-cell table:style-name="ce41" office:value-type="string" calcext:value-type="string">
            <text:p>PLOS ONE</text:p>
          </table:table-cell>
          <table:table-cell table:style-name="ce41" office:value-type="string" calcext:value-type="string">
            <text:p>na</text:p>
          </table:table-cell>
          <table:table-cell table:style-name="ce41" office:value-type="string" calcext:value-type="string">
            <text:p>EconPapers</text:p>
          </table:table-cell>
          <table:table-cell table:style-name="ce41"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41" office:value-type="string" calcext:value-type="string">
            <text:p>https://journals.plos.org/plosone/article/file?id=10.1371/journal.pone.0083488&amp;type=printable</text:p>
          </table:table-cell>
          <table:table-cell table:style-name="ce42" office:value-type="string" calcext:value-type="string">
            <text:p>yes</text:p>
          </table:table-cell>
          <table:table-cell table:style-name="ce42"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42" office:value-type="string" calcext:value-type="string">
            <text:p>no</text:p>
          </table:table-cell>
          <table:table-cell table:style-name="ce42" office:value-type="string" calcext:value-type="string">
            <text:p>na</text:p>
          </table:table-cell>
          <table:table-cell table:style-name="ce42"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42" office:value-type="string" calcext:value-type="string">
            <text:p>yes</text:p>
          </table:table-cell>
          <table:table-cell table:style-name="ce42"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42"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42"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42" office:value-type="string" calcext:value-type="string">
            <text:p>na</text:p>
          </table:table-cell>
          <table:table-cell table:number-columns-repeated="1003"/>
        </table:table-row>
        <table:table-row table:style-name="ro40">
          <table:table-cell table:style-name="ce41" office:value-type="float" office:value="21" calcext:value-type="float">
            <text:p>21</text:p>
          </table:table-cell>
          <table:table-cell table:style-name="ce41" office:value-type="string" calcext:value-type="string">
            <text:p>Baocheng Geng &amp; <text:s/>Swastik Brahma &amp; <text:s/>Thakshila Wimalajeewa &amp; <text:s/>Pramod K. Varshney &amp; <text:s/>Muralidhar Rangaswamy</text:p>
          </table:table-cell>
          <table:table-cell table:style-name="ce41" office:value-type="float" office:value="5" calcext:value-type="float">
            <text:p>5</text:p>
          </table:table-cell>
          <table:table-cell table:style-name="ce41" office:value-type="string" calcext:value-type="string">
            <text:p>Prospect Theoretic Utility Based Human Decision Making in Multi-Agent</text:p>
            <text:p>                  Systems</text:p>
          </table:table-cell>
          <table:table-cell table:style-name="ce41"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41" office:value-type="float" office:value="2020" calcext:value-type="float">
            <text:p>2020</text:p>
          </table:table-cell>
          <table:table-cell table:style-name="ce41" office:value-type="string" calcext:value-type="string">
            <text:p>{IEEE} Trans. Signal Process</text:p>
          </table:table-cell>
          <table:table-cell table:style-name="ce41"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41" office:value-type="string" calcext:value-type="string">
            <text:p>dblp</text:p>
          </table:table-cell>
          <table:table-cell table:style-name="ce41"/>
          <table:table-cell table:style-name="ce41" office:value-type="string" calcext:value-type="string">
            <text:p>https://ieeexplore.ieee.org/stamp/stamp.jsp?tp=&amp;arnumber=8976222</text:p>
          </table:table-cell>
          <table:table-cell table:style-name="ce42" table:number-columns-repeated="10"/>
          <table:table-cell table:style-name="ce37"/>
          <table:table-cell table:number-columns-repeated="1002"/>
        </table:table-row>
        <table:table-row table:style-name="ro41">
          <table:table-cell table:style-name="ce41" office:value-type="float" office:value="22" calcext:value-type="float">
            <text:p>22</text:p>
          </table:table-cell>
          <table:table-cell table:style-name="ce41" office:value-type="string" calcext:value-type="string">
            <text:p>Yulei Rao <text:s/>&amp; <text:s text:c="2"/>Diefeng Peng <text:s/>&amp; <text:s text:c="2"/>Tingxia Tian</text:p>
          </table:table-cell>
          <table:table-cell table:style-name="ce41" office:value-type="float" office:value="3" calcext:value-type="float">
            <text:p>3</text:p>
          </table:table-cell>
          <table:table-cell table:style-name="ce41" office:value-type="string" calcext:value-type="string">
            <text:p>Advances in Agent-based Computational Finance:</text:p>
            <text:p>Aseet Pricing models from Heterogeneous and Interactive perspective </text:p>
          </table:table-cell>
          <table:table-cell table:style-name="ce41"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41" office:value-type="float" office:value="2008" calcext:value-type="float">
            <text:p>2008</text:p>
          </table:table-cell>
          <table:table-cell table:style-name="ce41" office:value-type="string" calcext:value-type="string">
            <text:p>2008 International Conference on Wireless Communications, Networking and Mobile Computing, WiCOM 2008</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41" office:value-type="string" calcext:value-type="string">
            <text:p>https://ieeexplore.ieee.org/stamp/stamp.jsp?tp=&amp;arnumber=4680488</text:p>
          </table:table-cell>
          <table:table-cell table:style-name="ce41" office:value-type="string" calcext:value-type="string">
            <text:p>Are the agents implemented? (YES or NO)</text:p>
          </table:table-cell>
          <table:table-cell table:style-name="ce41" office:value-type="string" calcext:value-type="string">
            <text:p>If the agents are implemented, in which language/framework? (for example, JADE, Jason, NetLogo, Python….)</text:p>
          </table:table-cell>
          <table:table-cell table:style-name="ce41" office:value-type="string" calcext:value-type="string">
            <text:p>If the agents are implemented, is the code available online? (if yes, put the url of the code, otherwise write no)</text:p>
          </table:table-cell>
          <table:table-cell table:style-name="ce41" office:value-type="string" calcext:value-type="string">
            <text:p>Name of the Agent</text:p>
          </table:table-cell>
          <table:table-cell table:style-name="ce41" office:value-type="string" calcext:value-type="string">
            <text:p>Features of the Agent</text:p>
          </table:table-cell>
          <table:table-cell table:style-name="ce41" office:value-type="string" calcext:value-type="string">
            <text:p>Does The paper discuss any implementations of other Agents</text:p>
          </table:table-cell>
          <table:table-cell table:style-name="ce41" office:value-type="string" calcext:value-type="string">
            <text:p>If implemented list agent Name and platform they are developed on along with source code and features</text:p>
          </table:table-cell>
          <table:table-cell table:style-name="ce41" office:value-type="string" calcext:value-type="string">
            <text:p>Are the agents discussed rational</text:p>
          </table:table-cell>
          <table:table-cell table:style-name="ce41" office:value-type="string" calcext:value-type="string">
            <text:p>Approach to develop the MAS</text:p>
          </table:table-cell>
          <table:table-cell table:style-name="ce41" office:value-type="string" calcext:value-type="string">
            <text:p>References</text:p>
          </table:table-cell>
          <table:table-cell table:number-columns-repeated="1003"/>
        </table:table-row>
        <table:table-row table:style-name="ro42">
          <table:table-cell table:style-name="ce41" office:value-type="float" office:value="23" calcext:value-type="float">
            <text:p>23</text:p>
          </table:table-cell>
          <table:table-cell table:style-name="ce41" office:value-type="string" calcext:value-type="string">
            <text:p>Werner De Bondt &amp; <text:s text:c="2"/>Rosa M. Mayoral &amp; <text:s/>Eleuterio Vallelado</text:p>
          </table:table-cell>
          <table:table-cell table:style-name="ce41" office:value-type="float" office:value="3" calcext:value-type="float">
            <text:p>3</text:p>
          </table:table-cell>
          <table:table-cell table:style-name="ce41" office:value-type="string" calcext:value-type="string">
            <text:p>Behavioral decision-making in finance: An overview and assessment of selected research</text:p>
          </table:table-cell>
          <table:table-cell table:style-name="ce41"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41" office:value-type="float" office:value="2013" calcext:value-type="float">
            <text:p>2013</text:p>
          </table:table-cell>
          <table:table-cell table:style-name="ce41" office:value-type="string" calcext:value-type="string">
            <text:p>Spanish Journal of Finance and Accounting / Revista Española de Financiación y Contabilidad</text:p>
          </table:table-cell>
          <table:table-cell table:style-name="ce41" office:value-type="string" calcext:value-type="string">
            <text:p>na</text:p>
          </table:table-cell>
          <table:table-cell table:style-name="ce41" office:value-type="string" calcext:value-type="string">
            <text:p>dblp</text:p>
          </table:table-cell>
          <table:table-cell table:style-name="ce41"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41" office:value-type="string" calcext:value-type="string">
            <text:p>https://www.researchgate.net/publication/281668424_Behavioral_decision-making_in_finance_An_overview_and_assessment_of_selected_research</text:p>
          </table:table-cell>
          <table:table-cell table:style-name="ce41" table:number-columns-repeated="10"/>
          <table:table-cell table:number-columns-repeated="1003"/>
        </table:table-row>
        <table:table-row table:style-name="ro43">
          <table:table-cell table:style-name="ce41" office:value-type="float" office:value="24" calcext:value-type="float">
            <text:p>24</text:p>
          </table:table-cell>
          <table:table-cell table:style-name="ce41" office:value-type="string" calcext:value-type="string">
            <text:p>Giorgio Fagiolo &amp; <text:s text:c="2"/>Mattia Guerini &amp; <text:s text:c="2"/>Francesco Lamperti &amp; <text:s text:c="2"/>Alessio Moneta <text:s/>&amp; <text:s text:c="2"/>Andrea Roventini </text:p>
          </table:table-cell>
          <table:table-cell table:style-name="ce41" office:value-type="float" office:value="5" calcext:value-type="float">
            <text:p>5</text:p>
          </table:table-cell>
          <table:table-cell table:style-name="ce41" office:value-type="string" calcext:value-type="string">
            <text:p>Validation of Agent-Based Models in Economics and Financ</text:p>
            <text:p/>
          </table:table-cell>
          <table:table-cell table:style-name="ce41"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41" office:value-type="float" office:value="2019" calcext:value-type="float">
            <text:p>2019</text:p>
          </table:table-cell>
          <table:table-cell table:style-name="ce41" office:value-type="string" calcext:value-type="string">
            <text:p>Scuola Superiore Sant'Anna, Laboratory of Economics and Management (LEM), Pisa</text:p>
          </table:table-cell>
          <table:table-cell table:style-name="ce41" office:value-type="string" calcext:value-type="string">
            <text:p>na</text:p>
          </table:table-cell>
          <table:table-cell table:style-name="ce41" office:value-type="string" calcext:value-type="string">
            <text:p>dblp</text:p>
          </table:table-cell>
          <table:table-cell table:style-name="ce41"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41" office:value-type="string" calcext:value-type="string">
            <text:p>http://www.isigrowth.eu/wp-content/uploads/2017/10/working_paper_2017_25.pdf</text:p>
          </table:table-cell>
          <table:table-cell table:style-name="ce41" table:number-columns-repeated="10"/>
          <table:table-cell table:number-columns-repeated="1003"/>
        </table:table-row>
        <table:table-row table:style-name="ro44">
          <table:table-cell table:style-name="ce41" office:value-type="float" office:value="25" calcext:value-type="float">
            <text:p>25</text:p>
          </table:table-cell>
          <table:table-cell table:style-name="ce41" office:value-type="string" calcext:value-type="string">
            <text:p>HEPING PAN*</text:p>
          </table:table-cell>
          <table:table-cell table:style-name="ce41" office:value-type="float" office:value="1" calcext:value-type="float">
            <text:p>1</text:p>
          </table:table-cell>
          <table:table-cell table:style-name="ce41" office:value-type="string" calcext:value-type="string">
            <text:p>A BASIC THEORY OF INTELLIGENT FINANCE</text:p>
          </table:table-cell>
          <table:table-cell table:style-name="ce41"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41" office:value-type="float" office:value="2011" calcext:value-type="float">
            <text:p>2011</text:p>
          </table:table-cell>
          <table:table-cell table:style-name="ce41" office:value-type="string" calcext:value-type="string">
            <text:p>New Mathematics and Natural Computation</text:p>
          </table:table-cell>
          <table:table-cell table:style-name="ce41" office:value-type="string" calcext:value-type="string">
            <text:p>na</text:p>
          </table:table-cell>
          <table:table-cell table:style-name="ce41" office:value-type="string" calcext:value-type="string">
            <text:p>ResearchGate</text:p>
          </table:table-cell>
          <table:table-cell table:style-name="ce41"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41" office:value-type="string" calcext:value-type="string">
            <text:p>https://www.researchgate.net/publication/227653035_A_BASIC_THEORY_OF_INTELLIGENT_FINANCE</text:p>
          </table:table-cell>
          <table:table-cell table:style-name="ce41" table:number-columns-repeated="10"/>
          <table:table-cell table:number-columns-repeated="1003"/>
        </table:table-row>
        <table:table-row table:style-name="ro4" table:number-rows-repeated="37">
          <table:table-cell table:style-name="ce41" table:number-columns-repeated="21"/>
          <table:table-cell table:number-columns-repeated="1003"/>
        </table:table-row>
        <table:table-row table:style-name="ro4" table:number-rows-repeated="1048513">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time-style style:name="N129"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30">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2">
      <number:minutes number:style="long"/>
      <number:text>:</number:text>
      <number:seconds number:style="long"/>
    </number:time-style>
    <number:time-style style:name="N10130" number:language="en" number:country="US">
      <number:hours/>
      <number:text>:</number:text>
      <number:minutes number:style="long"/>
    </number:time-style>
    <number:number-style style:name="N1013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4P2" style:volatile="true" number:language="en" number:country="US">
      <number:text> </number:text>
      <number:fill-character> </number:fill-character>
      <number:text>- </number:text>
    </number:number-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n" number:country="US">
      <number:hours/>
      <number:text>:</number:text>
      <number:minutes number:style="long"/>
      <number:text>:</number:text>
      <number:seconds number:style="long"/>
    </number:tim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time-style style:name="N10142" number:language="en" number:country="US">
      <number:hours/>
      <number:text>:</number:text>
      <number:minutes number:style="long"/>
      <number:text> </number:text>
      <number:am-pm/>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hours/>
      <number:text>:</number:text>
      <number:minutes number:style="long"/>
      <number:text>:</number:text>
      <number:seconds number:style="long"/>
      <number:text> </number:text>
      <number:am-pm/>
    </number:time-style>
    <number:currency-style style:name="N10149P0" style:volatile="true" number:language="en" number:country="US">
      <number:currency-symbol/>
      <number:number number:decimal-places="0" number:min-decimal-places="0" number:min-integer-digits="1" number:grouping="true"/>
      <number:text> </number:text>
    </number:currency-style>
    <number:currency-style style:name="N10149" number:language="en" number:country="US">
      <number:text>(</number:text>
      <number:currency-symbol/>
      <number:number number:decimal-places="0" number:min-decimal-places="0" number:min-integer-digits="1" number:grouping="true"/>
      <number:text>)</number:text>
      <style:map style:condition="value()&gt;=0" style:apply-style-name="N10149P0"/>
    </number:currency-style>
    <number:number-style style:name="N10151P0" style:volatile="true" number:language="en" number:country="US">
      <number:number number:decimal-places="2" number:min-decimal-places="2" number:min-integer-digits="1" number:grouping="true"/>
      <number:text> </number:text>
    </number:number-style>
    <number:number-style style:name="N10151" number:language="en" number:country="US">
      <style:text-properties fo:color="#ff0000"/>
      <number:text>(</number:text>
      <number:number number:decimal-places="2" number:min-decimal-places="2" number:min-integer-digits="1" number:grouping="true"/>
      <number:text>)</number:text>
      <style:map style:condition="value()&gt;=0" style:apply-style-name="N10151P0"/>
    </number:number-style>
    <number:date-style style:name="N10152" number:language="en" number:country="US">
      <number:month/>
      <number:text>/</number:text>
      <number:day/>
      <number:text>/</number:text>
      <number:year number:style="long"/>
    </number:date-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59P0" style:volatile="true" number:language="en" number:country="US">
      <number:currency-symbol/>
      <number:number number:decimal-places="2" number: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9P0"/>
    </number:currency-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date-style style:name="N10164"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9">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11:04:56.0846299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05T11:01:00.829032589</dc:date>
    <meta:editing-duration>PT5H38M16S</meta:editing-duration>
    <meta:editing-cycles>24</meta:editing-cycles>
    <meta:document-statistic meta:table-count="3" meta:cell-count="931" meta:object-count="0"/>
  </office:meta>
</office:document-meta>
</file>